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52:Sheet1.A71 Sheet1.E51:Sheet1.E51 Sheet1.E52:Sheet1.E71 Sheet1.A52:Sheet1.A71 Sheet1.F51:Sheet1.F51 Sheet1.F52:Sheet1.F71 Sheet1.A52:Sheet1.A71 Sheet1.G51:Sheet1.G51 Sheet1.G52:Sheet1.G71 Sheet1.A52:Sheet1.A71 Sheet1.C51:Sheet1.C51 Sheet1.C52:Sheet1.C71 Sheet1.A52:Sheet1.A71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52:Sheet1.A71 Sheet1.M51:Sheet1.M51 Sheet1.M52:Sheet1.M71 Sheet1.A52:Sheet1.A71 Sheet1.N51:Sheet1.N51 Sheet1.N52:Sheet1.N71 Sheet1.A52:Sheet1.A71 Sheet1.O51:Sheet1.O51 Sheet1.O52:Sheet1.O71 Sheet1.A52:Sheet1.A71 Sheet1.P51:Sheet1.P51 Sheet1.P52:Sheet1.P71 Sheet1.A52:Sheet1.A71 Sheet1.Q51:Sheet1.Q51 Sheet1.Q52:Sheet1.Q71 Sheet1.A52:Sheet1.A71 Sheet1.R51:Sheet1.R51 Sheet1.R52:Sheet1.R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557cm" svg:y="19.995cm">
            <draw:object draw:notify-on-update-of-ranges="Sheet1.G52:Sheet1.G71 Sheet1.G6:Sheet1.G25 Sheet1.I52:Sheet1.I71 Sheet1.G29:Sheet1.G48 Sheet1.G52:Sheet1.G71 Sheet1.F51:Sheet1.F51 Sheet1.F52:Sheet1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135259000" calcext:value-type="float">
            <text:p>12135259000</text:p>
          </table:table-cell>
          <table:table-cell office:value-type="float" office:value="60540017328" calcext:value-type="float">
            <text:p>60540017328</text:p>
          </table:table-cell>
          <table:table-cell office:value-type="float" office:value="0.359616" calcext:value-type="float">
            <text:p>3.60E-01</text:p>
          </table:table-cell>
          <table:table-cell/>
          <table:table-cell office:value-type="float" office:value="68.706098" calcext:value-type="float">
            <text:p>68.706098</text:p>
          </table:table-cell>
          <table:table-cell office:value-type="float" office:value="5.914295" calcext:value-type="float">
            <text:p>5.914295</text:p>
          </table:table-cell>
          <table:table-cell office:value-type="float" office:value="22.306267" calcext:value-type="float">
            <text:p>22.306267</text:p>
          </table:table-cell>
          <table:table-cell office:value-type="float" office:value="11.985336" calcext:value-type="float">
            <text:p>11.985336</text:p>
          </table:table-cell>
          <table:table-cell office:value-type="float" office:value="9.323406" calcext:value-type="float">
            <text:p>9.323406</text:p>
          </table:table-cell>
          <table:table-cell office:value-type="float" office:value="7.933583" calcext:value-type="float">
            <text:p>7.933583</text:p>
          </table:table-cell>
          <table:table-cell office:value-type="float" office:value="9.726328" calcext:value-type="float">
            <text:p>9.726328</text:p>
          </table:table-cell>
          <table:table-cell/>
          <table:table-cell office:value-type="float" office:value="0.255595" calcext:value-type="float">
            <text:p>0.255595</text:p>
          </table:table-cell>
          <table:table-cell office:value-type="float" office:value="0.167122202285494" calcext:value-type="float">
            <text:p>0.167122202285494</text:p>
          </table:table-cell>
          <table:table-cell office:value-type="float" office:value="0.175168596443319" calcext:value-type="float">
            <text:p>0.1751685964433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921966762" calcext:value-type="float">
            <text:p>11921966762</text:p>
          </table:table-cell>
          <table:table-cell office:value-type="float" office:value="59002521408" calcext:value-type="float">
            <text:p>59002521408</text:p>
          </table:table-cell>
          <table:table-cell office:value-type="float" office:value="0.358085" calcext:value-type="float">
            <text:p>3.58E-01</text:p>
          </table:table-cell>
          <table:table-cell/>
          <table:table-cell office:value-type="float" office:value="68.620754" calcext:value-type="float">
            <text:p>68.620754</text:p>
          </table:table-cell>
          <table:table-cell office:value-type="float" office:value="6.124882" calcext:value-type="float">
            <text:p>6.124882</text:p>
          </table:table-cell>
          <table:table-cell office:value-type="float" office:value="22.109667" calcext:value-type="float">
            <text:p>22.109667</text:p>
          </table:table-cell>
          <table:table-cell office:value-type="float" office:value="11.922559" calcext:value-type="float">
            <text:p>11.922559</text:p>
          </table:table-cell>
          <table:table-cell office:value-type="float" office:value="9.142966" calcext:value-type="float">
            <text:p>9.142966</text:p>
          </table:table-cell>
          <table:table-cell office:value-type="float" office:value="7.94447" calcext:value-type="float">
            <text:p>7.94447</text:p>
          </table:table-cell>
          <table:table-cell office:value-type="float" office:value="9.836354" calcext:value-type="float">
            <text:p>9.836354</text:p>
          </table:table-cell>
          <table:table-cell/>
          <table:table-cell office:value-type="float" office:value="0.25397" calcext:value-type="float">
            <text:p>0.25397</text:p>
          </table:table-cell>
          <table:table-cell office:value-type="float" office:value="0.17144283729024" calcext:value-type="float">
            <text:p>0.17144283729024</text:p>
          </table:table-cell>
          <table:table-cell office:value-type="float" office:value="0.164103973202189" calcext:value-type="float">
            <text:p>0.1641039732021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89387401" calcext:value-type="float">
            <text:p>11289387401</text:p>
          </table:table-cell>
          <table:table-cell office:value-type="float" office:value="54266111280" calcext:value-type="float">
            <text:p>54266111280</text:p>
          </table:table-cell>
          <table:table-cell office:value-type="float" office:value="0.353395" calcext:value-type="float">
            <text:p>3.53E-01</text:p>
          </table:table-cell>
          <table:table-cell/>
          <table:table-cell office:value-type="float" office:value="68.360224" calcext:value-type="float">
            <text:p>68.360224</text:p>
          </table:table-cell>
          <table:table-cell office:value-type="float" office:value="6.170875" calcext:value-type="float">
            <text:p>6.170875</text:p>
          </table:table-cell>
          <table:table-cell office:value-type="float" office:value="21.79472" calcext:value-type="float">
            <text:p>21.79472</text:p>
          </table:table-cell>
          <table:table-cell office:value-type="float" office:value="11.708659" calcext:value-type="float">
            <text:p>11.708659</text:p>
          </table:table-cell>
          <table:table-cell office:value-type="float" office:value="9.501553" calcext:value-type="float">
            <text:p>9.501553</text:p>
          </table:table-cell>
          <table:table-cell office:value-type="float" office:value="8.2431" calcext:value-type="float">
            <text:p>8.2431</text:p>
          </table:table-cell>
          <table:table-cell office:value-type="float" office:value="9.39581" calcext:value-type="float">
            <text:p>9.39581</text:p>
          </table:table-cell>
          <table:table-cell/>
          <table:table-cell office:value-type="float" office:value="0.263112" calcext:value-type="float">
            <text:p>0.263112</text:p>
          </table:table-cell>
          <table:table-cell office:value-type="float" office:value="0.162822163259659" calcext:value-type="float">
            <text:p>0.162822163259659</text:p>
          </table:table-cell>
          <table:table-cell office:value-type="float" office:value="0.164685222751417" calcext:value-type="float">
            <text:p>0.164685222751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63913744" calcext:value-type="float">
            <text:p>10663913744</text:p>
          </table:table-cell>
          <table:table-cell office:value-type="float" office:value="49544152560" calcext:value-type="float">
            <text:p>49544152560</text:p>
          </table:table-cell>
          <table:table-cell office:value-type="float" office:value="0.349307" calcext:value-type="float">
            <text:p>3.49E-01</text:p>
          </table:table-cell>
          <table:table-cell/>
          <table:table-cell office:value-type="float" office:value="68.16283" calcext:value-type="float">
            <text:p>68.16283</text:p>
          </table:table-cell>
          <table:table-cell office:value-type="float" office:value="6.263847" calcext:value-type="float">
            <text:p>6.263847</text:p>
          </table:table-cell>
          <table:table-cell office:value-type="float" office:value="21.7558" calcext:value-type="float">
            <text:p>21.7558</text:p>
          </table:table-cell>
          <table:table-cell office:value-type="float" office:value="11.760733" calcext:value-type="float">
            <text:p>11.760733</text:p>
          </table:table-cell>
          <table:table-cell office:value-type="float" office:value="9.226242" calcext:value-type="float">
            <text:p>9.226242</text:p>
          </table:table-cell>
          <table:table-cell office:value-type="float" office:value="8.311223" calcext:value-type="float">
            <text:p>8.311223</text:p>
          </table:table-cell>
          <table:table-cell office:value-type="float" office:value="9.260118" calcext:value-type="float">
            <text:p>9.260118</text:p>
          </table:table-cell>
          <table:table-cell/>
          <table:table-cell office:value-type="float" office:value="0.263056" calcext:value-type="float">
            <text:p>0.263056</text:p>
          </table:table-cell>
          <table:table-cell office:value-type="float" office:value="0.167172674059926" calcext:value-type="float">
            <text:p>0.167172674059926</text:p>
          </table:table-cell>
          <table:table-cell office:value-type="float" office:value="0.164989579549284" calcext:value-type="float">
            <text:p>0.1649895795492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40008171" calcext:value-type="float">
            <text:p>10040008171</text:p>
          </table:table-cell>
          <table:table-cell office:value-type="float" office:value="44491023360" calcext:value-type="float">
            <text:p>44491023360</text:p>
          </table:table-cell>
          <table:table-cell office:value-type="float" office:value="0.343615" calcext:value-type="float">
            <text:p>3.44E-01</text:p>
          </table:table-cell>
          <table:table-cell/>
          <table:table-cell office:value-type="float" office:value="66.622662" calcext:value-type="float">
            <text:p>66.622662</text:p>
          </table:table-cell>
          <table:table-cell office:value-type="float" office:value="6.171076" calcext:value-type="float">
            <text:p>6.171076</text:p>
          </table:table-cell>
          <table:table-cell office:value-type="float" office:value="21.537488" calcext:value-type="float">
            <text:p>21.537488</text:p>
          </table:table-cell>
          <table:table-cell office:value-type="float" office:value="11.344997" calcext:value-type="float">
            <text:p>11.344997</text:p>
          </table:table-cell>
          <table:table-cell office:value-type="float" office:value="8.915636" calcext:value-type="float">
            <text:p>8.915636</text:p>
          </table:table-cell>
          <table:table-cell office:value-type="float" office:value="8.345527" calcext:value-type="float">
            <text:p>8.345527</text:p>
          </table:table-cell>
          <table:table-cell office:value-type="float" office:value="8.675059" calcext:value-type="float">
            <text:p>8.675059</text:p>
          </table:table-cell>
          <table:table-cell/>
          <table:table-cell office:value-type="float" office:value="0.268867" calcext:value-type="float">
            <text:p>0.268867</text:p>
          </table:table-cell>
          <table:table-cell office:value-type="float" office:value="0.158693597380432" calcext:value-type="float">
            <text:p>0.158693597380432</text:p>
          </table:table-cell>
          <table:table-cell office:value-type="float" office:value="0.181629893621759" calcext:value-type="float">
            <text:p>0.1816298936217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05790153" calcext:value-type="float">
            <text:p>9405790153</text:p>
          </table:table-cell>
          <table:table-cell office:value-type="float" office:value="39198718260" calcext:value-type="float">
            <text:p>39198718260</text:p>
          </table:table-cell>
          <table:table-cell office:value-type="float" office:value="0.340051" calcext:value-type="float">
            <text:p>3.40E-01</text:p>
          </table:table-cell>
          <table:table-cell/>
          <table:table-cell office:value-type="float" office:value="64.683801" calcext:value-type="float">
            <text:p>64.683801</text:p>
          </table:table-cell>
          <table:table-cell office:value-type="float" office:value="6.199145" calcext:value-type="float">
            <text:p>6.199145</text:p>
          </table:table-cell>
          <table:table-cell office:value-type="float" office:value="20.716035" calcext:value-type="float">
            <text:p>20.716035</text:p>
          </table:table-cell>
          <table:table-cell office:value-type="float" office:value="10.721881" calcext:value-type="float">
            <text:p>10.721881</text:p>
          </table:table-cell>
          <table:table-cell office:value-type="float" office:value="8.796498" calcext:value-type="float">
            <text:p>8.796498</text:p>
          </table:table-cell>
          <table:table-cell office:value-type="float" office:value="8.625526" calcext:value-type="float">
            <text:p>8.625526</text:p>
          </table:table-cell>
          <table:table-cell office:value-type="float" office:value="7.937874" calcext:value-type="float">
            <text:p>7.937874</text:p>
          </table:table-cell>
          <table:table-cell/>
          <table:table-cell office:value-type="float" office:value="0.282266" calcext:value-type="float">
            <text:p>0.282266</text:p>
          </table:table-cell>
          <table:table-cell office:value-type="float" office:value="0.147400762511419" calcext:value-type="float">
            <text:p>0.147400762511419</text:p>
          </table:table-cell>
          <table:table-cell office:value-type="float" office:value="0.18771837658551" calcext:value-type="float">
            <text:p>0.187718376585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97461327" calcext:value-type="float">
            <text:p>8597461327</text:p>
          </table:table-cell>
          <table:table-cell office:value-type="float" office:value="34521860880" calcext:value-type="float">
            <text:p>34521860880</text:p>
          </table:table-cell>
          <table:table-cell office:value-type="float" office:value="0.336166" calcext:value-type="float">
            <text:p>3.36E-01</text:p>
          </table:table-cell>
          <table:table-cell/>
          <table:table-cell office:value-type="float" office:value="77.834325" calcext:value-type="float">
            <text:p>77.834325</text:p>
          </table:table-cell>
          <table:table-cell office:value-type="float" office:value="7.953376" calcext:value-type="float">
            <text:p>7.953376</text:p>
          </table:table-cell>
          <table:table-cell office:value-type="float" office:value="23.543581" calcext:value-type="float">
            <text:p>23.543581</text:p>
          </table:table-cell>
          <table:table-cell office:value-type="float" office:value="11.494596" calcext:value-type="float">
            <text:p>11.494596</text:p>
          </table:table-cell>
          <table:table-cell office:value-type="float" office:value="9.531059" calcext:value-type="float">
            <text:p>9.531059</text:p>
          </table:table-cell>
          <table:table-cell office:value-type="float" office:value="11.16123" calcext:value-type="float">
            <text:p>11.16123</text:p>
          </table:table-cell>
          <table:table-cell office:value-type="float" office:value="10.003531" calcext:value-type="float">
            <text:p>10.003531</text:p>
          </table:table-cell>
          <table:table-cell/>
          <table:table-cell office:value-type="float" office:value="0.468908" calcext:value-type="float">
            <text:p>0.468908</text:p>
          </table:table-cell>
          <table:table-cell office:value-type="float" office:value="0.178464646680599" calcext:value-type="float">
            <text:p>0.178464646680599</text:p>
          </table:table-cell>
          <table:table-cell office:value-type="float" office:value="0.184388025376922" calcext:value-type="float">
            <text:p>0.1843880253769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76880737" calcext:value-type="float">
            <text:p>7576880737</text:p>
          </table:table-cell>
          <table:table-cell office:value-type="float" office:value="31779527616" calcext:value-type="float">
            <text:p>31779527616</text:p>
          </table:table-cell>
          <table:table-cell office:value-type="float" office:value="0.337686" calcext:value-type="float">
            <text:p>3.38E-01</text:p>
          </table:table-cell>
          <table:table-cell/>
          <table:table-cell office:value-type="float" office:value="71.31815" calcext:value-type="float">
            <text:p>71.31815</text:p>
          </table:table-cell>
          <table:table-cell office:value-type="float" office:value="6.699964" calcext:value-type="float">
            <text:p>6.699964</text:p>
          </table:table-cell>
          <table:table-cell office:value-type="float" office:value="21.429563" calcext:value-type="float">
            <text:p>21.429563</text:p>
          </table:table-cell>
          <table:table-cell office:value-type="float" office:value="12.511565" calcext:value-type="float">
            <text:p>12.511565</text:p>
          </table:table-cell>
          <table:table-cell office:value-type="float" office:value="11.78188" calcext:value-type="float">
            <text:p>11.78188</text:p>
          </table:table-cell>
          <table:table-cell office:value-type="float" office:value="8.911775" calcext:value-type="float">
            <text:p>8.911775</text:p>
          </table:table-cell>
          <table:table-cell office:value-type="float" office:value="7.808185" calcext:value-type="float">
            <text:p>7.808185</text:p>
          </table:table-cell>
          <table:table-cell/>
          <table:table-cell office:value-type="float" office:value="0.396865" calcext:value-type="float">
            <text:p>0.396865</text:p>
          </table:table-cell>
          <table:table-cell office:value-type="float" office:value="0.207858691582627" calcext:value-type="float">
            <text:p>0.207858691582627</text:p>
          </table:table-cell>
          <table:table-cell office:value-type="float" office:value="0.163200861091113" calcext:value-type="float">
            <text:p>0.1632008610911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46919983" calcext:value-type="float">
            <text:p>6546919983</text:p>
          </table:table-cell>
          <table:table-cell office:value-type="float" office:value="28454562720" calcext:value-type="float">
            <text:p>28454562720</text:p>
          </table:table-cell>
          <table:table-cell office:value-type="float" office:value="0.328093" calcext:value-type="float">
            <text:p>3.28E-01</text:p>
          </table:table-cell>
          <table:table-cell/>
          <table:table-cell office:value-type="float" office:value="66.957813" calcext:value-type="float">
            <text:p>66.957813</text:p>
          </table:table-cell>
          <table:table-cell office:value-type="float" office:value="6.558095" calcext:value-type="float">
            <text:p>6.558095</text:p>
          </table:table-cell>
          <table:table-cell office:value-type="float" office:value="21.883228" calcext:value-type="float">
            <text:p>21.883228</text:p>
          </table:table-cell>
          <table:table-cell office:value-type="float" office:value="11.196566" calcext:value-type="float">
            <text:p>11.196566</text:p>
          </table:table-cell>
          <table:table-cell office:value-type="float" office:value="9.978149" calcext:value-type="float">
            <text:p>9.978149</text:p>
          </table:table-cell>
          <table:table-cell office:value-type="float" office:value="8.633835" calcext:value-type="float">
            <text:p>8.633835</text:p>
          </table:table-cell>
          <table:table-cell office:value-type="float" office:value="7.06625" calcext:value-type="float">
            <text:p>7.06625</text:p>
          </table:table-cell>
          <table:table-cell/>
          <table:table-cell office:value-type="float" office:value="0.295153" calcext:value-type="float">
            <text:p>0.295153</text:p>
          </table:table-cell>
          <table:table-cell office:value-type="float" office:value="0.212314720951912" calcext:value-type="float">
            <text:p>0.212314720951912</text:p>
          </table:table-cell>
          <table:table-cell office:value-type="float" office:value="0.143384124372163" calcext:value-type="float">
            <text:p>0.1433841243721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66600869" calcext:value-type="float">
            <text:p>5866600869</text:p>
          </table:table-cell>
          <table:table-cell office:value-type="float" office:value="26131583016" calcext:value-type="float">
            <text:p>26131583016</text:p>
          </table:table-cell>
          <table:table-cell office:value-type="float" office:value="0.323166" calcext:value-type="float">
            <text:p>3.23E-01</text:p>
          </table:table-cell>
          <table:table-cell/>
          <table:table-cell office:value-type="float" office:value="74.472887" calcext:value-type="float">
            <text:p>74.472887</text:p>
          </table:table-cell>
          <table:table-cell office:value-type="float" office:value="9.317059" calcext:value-type="float">
            <text:p>9.317059</text:p>
          </table:table-cell>
          <table:table-cell office:value-type="float" office:value="22.706494" calcext:value-type="float">
            <text:p>22.706494</text:p>
          </table:table-cell>
          <table:table-cell office:value-type="float" office:value="11.079272" calcext:value-type="float">
            <text:p>11.079272</text:p>
          </table:table-cell>
          <table:table-cell office:value-type="float" office:value="10.264342" calcext:value-type="float">
            <text:p>10.264342</text:p>
          </table:table-cell>
          <table:table-cell office:value-type="float" office:value="8.394014" calcext:value-type="float">
            <text:p>8.394014</text:p>
          </table:table-cell>
          <table:table-cell office:value-type="float" office:value="10.165796" calcext:value-type="float">
            <text:p>10.165796</text:p>
          </table:table-cell>
          <table:table-cell/>
          <table:table-cell office:value-type="float" office:value="0.346091" calcext:value-type="float">
            <text:p>0.346091</text:p>
          </table:table-cell>
          <table:table-cell office:value-type="float" office:value="0.197711056790666" calcext:value-type="float">
            <text:p>0.197711056790666</text:p>
          </table:table-cell>
          <table:table-cell office:value-type="float" office:value="0.122978609831342" calcext:value-type="float">
            <text:p>0.1229786098313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98873077" calcext:value-type="float">
            <text:p>5198873077</text:p>
          </table:table-cell>
          <table:table-cell office:value-type="float" office:value="23824413504" calcext:value-type="float">
            <text:p>23824413504</text:p>
          </table:table-cell>
          <table:table-cell office:value-type="float" office:value="0.316923" calcext:value-type="float">
            <text:p>3.17E-01</text:p>
          </table:table-cell>
          <table:table-cell/>
          <table:table-cell office:value-type="float" office:value="70.020183" calcext:value-type="float">
            <text:p>70.020183</text:p>
          </table:table-cell>
          <table:table-cell office:value-type="float" office:value="6.461043" calcext:value-type="float">
            <text:p>6.461043</text:p>
          </table:table-cell>
          <table:table-cell office:value-type="float" office:value="25.3821" calcext:value-type="float">
            <text:p>25.3821</text:p>
          </table:table-cell>
          <table:table-cell office:value-type="float" office:value="9.560657" calcext:value-type="float">
            <text:p>9.560657</text:p>
          </table:table-cell>
          <table:table-cell office:value-type="float" office:value="8.804842" calcext:value-type="float">
            <text:p>8.804842</text:p>
          </table:table-cell>
          <table:table-cell office:value-type="float" office:value="8.0548" calcext:value-type="float">
            <text:p>8.0548</text:p>
          </table:table-cell>
          <table:table-cell office:value-type="float" office:value="8.495481" calcext:value-type="float">
            <text:p>8.495481</text:p>
          </table:table-cell>
          <table:table-cell/>
          <table:table-cell office:value-type="float" office:value="0.271055" calcext:value-type="float">
            <text:p>0.271055</text:p>
          </table:table-cell>
          <table:table-cell office:value-type="float" office:value="0.197234178059674" calcext:value-type="float">
            <text:p>0.197234178059674</text:p>
          </table:table-cell>
          <table:table-cell office:value-type="float" office:value="0.127747759897175" calcext:value-type="float">
            <text:p>0.127747759897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22399902" calcext:value-type="float">
            <text:p>4522399902</text:p>
          </table:table-cell>
          <table:table-cell office:value-type="float" office:value="21472131240" calcext:value-type="float">
            <text:p>21472131240</text:p>
          </table:table-cell>
          <table:table-cell office:value-type="float" office:value="0.31474" calcext:value-type="float">
            <text:p>3.15E-01</text:p>
          </table:table-cell>
          <table:table-cell/>
          <table:table-cell office:value-type="float" office:value="62.309085" calcext:value-type="float">
            <text:p>62.309085</text:p>
          </table:table-cell>
          <table:table-cell office:value-type="float" office:value="5.643207" calcext:value-type="float">
            <text:p>5.643207</text:p>
          </table:table-cell>
          <table:table-cell office:value-type="float" office:value="22.249486" calcext:value-type="float">
            <text:p>22.249486</text:p>
          </table:table-cell>
          <table:table-cell office:value-type="float" office:value="9.507188" calcext:value-type="float">
            <text:p>9.507188</text:p>
          </table:table-cell>
          <table:table-cell office:value-type="float" office:value="8.86816" calcext:value-type="float">
            <text:p>8.86816</text:p>
          </table:table-cell>
          <table:table-cell office:value-type="float" office:value="7.356741" calcext:value-type="float">
            <text:p>7.356741</text:p>
          </table:table-cell>
          <table:table-cell office:value-type="float" office:value="7.034716" calcext:value-type="float">
            <text:p>7.034716</text:p>
          </table:table-cell>
          <table:table-cell/>
          <table:table-cell office:value-type="float" office:value="0.151851" calcext:value-type="float">
            <text:p>0.151851</text:p>
          </table:table-cell>
          <table:table-cell office:value-type="float" office:value="0.168972138602234" calcext:value-type="float">
            <text:p>0.168972138602234</text:p>
          </table:table-cell>
          <table:table-cell office:value-type="float" office:value="0.121492245871724" calcext:value-type="float">
            <text:p>0.1214922458717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4107940" calcext:value-type="float">
            <text:p>3854107940</text:p>
          </table:table-cell>
          <table:table-cell office:value-type="float" office:value="19060186032" calcext:value-type="float">
            <text:p>19060186032</text:p>
          </table:table-cell>
          <table:table-cell office:value-type="float" office:value="0.311889" calcext:value-type="float">
            <text:p>3.12E-01</text:p>
          </table:table-cell>
          <table:table-cell/>
          <table:table-cell office:value-type="float" office:value="60.707659" calcext:value-type="float">
            <text:p>60.707659</text:p>
          </table:table-cell>
          <table:table-cell office:value-type="float" office:value="5.046141" calcext:value-type="float">
            <text:p>5.046141</text:p>
          </table:table-cell>
          <table:table-cell office:value-type="float" office:value="22.998909" calcext:value-type="float">
            <text:p>22.998909</text:p>
          </table:table-cell>
          <table:table-cell office:value-type="float" office:value="8.83309" calcext:value-type="float">
            <text:p>8.83309</text:p>
          </table:table-cell>
          <table:table-cell office:value-type="float" office:value="8.99487" calcext:value-type="float">
            <text:p>8.99487</text:p>
          </table:table-cell>
          <table:table-cell office:value-type="float" office:value="6.289137" calcext:value-type="float">
            <text:p>6.289137</text:p>
          </table:table-cell>
          <table:table-cell office:value-type="float" office:value="6.885629" calcext:value-type="float">
            <text:p>6.885629</text:p>
          </table:table-cell>
          <table:table-cell/>
          <table:table-cell office:value-type="float" office:value="0.119183" calcext:value-type="float">
            <text:p>0.119183</text:p>
          </table:table-cell>
          <table:table-cell office:value-type="float" office:value="0.165057203341096" calcext:value-type="float">
            <text:p>0.165057203341096</text:p>
          </table:table-cell>
          <table:table-cell office:value-type="float" office:value="0.112120516579017" calcext:value-type="float">
            <text:p>0.112120516579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90730153" calcext:value-type="float">
            <text:p>3190730153</text:p>
          </table:table-cell>
          <table:table-cell office:value-type="float" office:value="16692324840" calcext:value-type="float">
            <text:p>16692324840</text:p>
          </table:table-cell>
          <table:table-cell office:value-type="float" office:value="0.303529" calcext:value-type="float">
            <text:p>3.04E-01</text:p>
          </table:table-cell>
          <table:table-cell/>
          <table:table-cell office:value-type="float" office:value="70.917241" calcext:value-type="float">
            <text:p>70.917241</text:p>
          </table:table-cell>
          <table:table-cell office:value-type="float" office:value="6.689012" calcext:value-type="float">
            <text:p>6.689012</text:p>
          </table:table-cell>
          <table:table-cell office:value-type="float" office:value="23.840942" calcext:value-type="float">
            <text:p>23.840942</text:p>
          </table:table-cell>
          <table:table-cell office:value-type="float" office:value="12.376062" calcext:value-type="float">
            <text:p>12.376062</text:p>
          </table:table-cell>
          <table:table-cell office:value-type="float" office:value="10.732738" calcext:value-type="float">
            <text:p>10.732738</text:p>
          </table:table-cell>
          <table:table-cell office:value-type="float" office:value="8.556004" calcext:value-type="float">
            <text:p>8.556004</text:p>
          </table:table-cell>
          <table:table-cell office:value-type="float" office:value="7.167873" calcext:value-type="float">
            <text:p>7.167873</text:p>
          </table:table-cell>
          <table:table-cell/>
          <table:table-cell office:value-type="float" office:value="0.247757" calcext:value-type="float">
            <text:p>0.247757</text:p>
          </table:table-cell>
          <table:table-cell office:value-type="float" office:value="0.164517852498084" calcext:value-type="float">
            <text:p>0.164517852498084</text:p>
          </table:table-cell>
          <table:table-cell office:value-type="float" office:value="0.103370116298312" calcext:value-type="float">
            <text:p>0.1033701162983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7682534" calcext:value-type="float">
            <text:p>2507682534</text:p>
          </table:table-cell>
          <table:table-cell office:value-type="float" office:value="14247659520" calcext:value-type="float">
            <text:p>14247659520</text:p>
          </table:table-cell>
          <table:table-cell office:value-type="float" office:value="0.293222" calcext:value-type="float">
            <text:p>2.93E-01</text:p>
          </table:table-cell>
          <table:table-cell/>
          <table:table-cell office:value-type="float" office:value="64.858967" calcext:value-type="float">
            <text:p>64.858967</text:p>
          </table:table-cell>
          <table:table-cell office:value-type="float" office:value="5.151829" calcext:value-type="float">
            <text:p>5.151829</text:p>
          </table:table-cell>
          <table:table-cell office:value-type="float" office:value="25.313831" calcext:value-type="float">
            <text:p>25.313831</text:p>
          </table:table-cell>
          <table:table-cell office:value-type="float" office:value="9.685356" calcext:value-type="float">
            <text:p>9.685356</text:p>
          </table:table-cell>
          <table:table-cell office:value-type="float" office:value="9.543056" calcext:value-type="float">
            <text:p>9.543056</text:p>
          </table:table-cell>
          <table:table-cell office:value-type="float" office:value="6.064852" calcext:value-type="float">
            <text:p>6.064852</text:p>
          </table:table-cell>
          <table:table-cell office:value-type="float" office:value="7.421518" calcext:value-type="float">
            <text:p>7.421518</text:p>
          </table:table-cell>
          <table:table-cell/>
          <table:table-cell office:value-type="float" office:value="0.112356" calcext:value-type="float">
            <text:p>0.112356</text:p>
          </table:table-cell>
          <table:table-cell office:value-type="float" office:value="0.167675810336045" calcext:value-type="float">
            <text:p>0.167675810336045</text:p>
          </table:table-cell>
          <table:table-cell office:value-type="float" office:value="0.107205306377226" calcext:value-type="float">
            <text:p>0.1072053063772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3684425" calcext:value-type="float">
            <text:p>1843684425</text:p>
          </table:table-cell>
          <table:table-cell office:value-type="float" office:value="11858919048" calcext:value-type="float">
            <text:p>11858919048</text:p>
          </table:table-cell>
          <table:table-cell office:value-type="float" office:value="0.286297" calcext:value-type="float">
            <text:p>2.86E-01</text:p>
          </table:table-cell>
          <table:table-cell/>
          <table:table-cell office:value-type="float" office:value="67.846175" calcext:value-type="float">
            <text:p>67.846175</text:p>
          </table:table-cell>
          <table:table-cell office:value-type="float" office:value="5.102588" calcext:value-type="float">
            <text:p>5.102588</text:p>
          </table:table-cell>
          <table:table-cell office:value-type="float" office:value="26.859268" calcext:value-type="float">
            <text:p>26.859268</text:p>
          </table:table-cell>
          <table:table-cell office:value-type="float" office:value="10.817295" calcext:value-type="float">
            <text:p>10.817295</text:p>
          </table:table-cell>
          <table:table-cell office:value-type="float" office:value="10.421817" calcext:value-type="float">
            <text:p>10.421817</text:p>
          </table:table-cell>
          <table:table-cell office:value-type="float" office:value="6.007585" calcext:value-type="float">
            <text:p>6.007585</text:p>
          </table:table-cell>
          <table:table-cell office:value-type="float" office:value="7.182919" calcext:value-type="float">
            <text:p>7.182919</text:p>
          </table:table-cell>
          <table:table-cell/>
          <table:table-cell office:value-type="float" office:value="0.098488" calcext:value-type="float">
            <text:p>0.098488</text:p>
          </table:table-cell>
          <table:table-cell office:value-type="float" office:value="0.122473012843817" calcext:value-type="float">
            <text:p>0.122473012843817</text:p>
          </table:table-cell>
          <table:table-cell office:value-type="float" office:value="0.0971176981087695" calcext:value-type="float">
            <text:p>0.097117698108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9409735" calcext:value-type="float">
            <text:p>1269409735</text:p>
          </table:table-cell>
          <table:table-cell office:value-type="float" office:value="8117291232" calcext:value-type="float">
            <text:p>8117291232</text:p>
          </table:table-cell>
          <table:table-cell office:value-type="float" office:value="0.275283" calcext:value-type="float">
            <text:p>2.75E-01</text:p>
          </table:table-cell>
          <table:table-cell/>
          <table:table-cell office:value-type="float" office:value="76.061746" calcext:value-type="float">
            <text:p>76.061746</text:p>
          </table:table-cell>
          <table:table-cell office:value-type="float" office:value="6.081655" calcext:value-type="float">
            <text:p>6.081655</text:p>
          </table:table-cell>
          <table:table-cell office:value-type="float" office:value="29.319527" calcext:value-type="float">
            <text:p>29.319527</text:p>
          </table:table-cell>
          <table:table-cell office:value-type="float" office:value="12.10616" calcext:value-type="float">
            <text:p>12.10616</text:p>
          </table:table-cell>
          <table:table-cell office:value-type="float" office:value="10.569056" calcext:value-type="float">
            <text:p>10.569056</text:p>
          </table:table-cell>
          <table:table-cell office:value-type="float" office:value="8.250277" calcext:value-type="float">
            <text:p>8.250277</text:p>
          </table:table-cell>
          <table:table-cell office:value-type="float" office:value="7.877392" calcext:value-type="float">
            <text:p>7.877392</text:p>
          </table:table-cell>
          <table:table-cell/>
          <table:table-cell office:value-type="float" office:value="0.154106" calcext:value-type="float">
            <text:p>0.154106</text:p>
          </table:table-cell>
          <table:table-cell office:value-type="float" office:value="0.113761810861768" calcext:value-type="float">
            <text:p>0.113761810861768</text:p>
          </table:table-cell>
          <table:table-cell office:value-type="float" office:value="0.0950074612279231" calcext:value-type="float">
            <text:p>0.09500746122792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9436959" calcext:value-type="float">
            <text:p>679436959</text:p>
          </table:table-cell>
          <table:table-cell office:value-type="float" office:value="3935555496" calcext:value-type="float">
            <text:p>3935555496</text:p>
          </table:table-cell>
          <table:table-cell office:value-type="float" office:value="0.2561" calcext:value-type="float">
            <text:p>2.56E-01</text:p>
          </table:table-cell>
          <table:table-cell/>
          <table:table-cell office:value-type="float" office:value="66.226065" calcext:value-type="float">
            <text:p>66.226065</text:p>
          </table:table-cell>
          <table:table-cell office:value-type="float" office:value="5.323414" calcext:value-type="float">
            <text:p>5.323414</text:p>
          </table:table-cell>
          <table:table-cell office:value-type="float" office:value="27.847534" calcext:value-type="float">
            <text:p>27.847534</text:p>
          </table:table-cell>
          <table:table-cell office:value-type="float" office:value="10.351222" calcext:value-type="float">
            <text:p>10.351222</text:p>
          </table:table-cell>
          <table:table-cell office:value-type="float" office:value="10.057179" calcext:value-type="float">
            <text:p>10.057179</text:p>
          </table:table-cell>
          <table:table-cell office:value-type="float" office:value="6.839477" calcext:value-type="float">
            <text:p>6.839477</text:p>
          </table:table-cell>
          <table:table-cell office:value-type="float" office:value="4.479092" calcext:value-type="float">
            <text:p>4.479092</text:p>
          </table:table-cell>
          <table:table-cell/>
          <table:table-cell office:value-type="float" office:value="0.086149" calcext:value-type="float">
            <text:p>0.086149</text:p>
          </table:table-cell>
          <table:table-cell office:value-type="float" office:value="0.119536836258818" calcext:value-type="float">
            <text:p>0.119536836258818</text:p>
          </table:table-cell>
          <table:table-cell office:value-type="float" office:value="0.0980534332172964" calcext:value-type="float">
            <text:p>0.09805343321729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522652" calcext:value-type="float">
            <text:p>398522652</text:p>
          </table:table-cell>
          <table:table-cell office:value-type="float" office:value="1907322192" calcext:value-type="float">
            <text:p>1907322192</text:p>
          </table:table-cell>
          <table:table-cell office:value-type="float" office:value="0.228452" calcext:value-type="float">
            <text:p>2.28E-01</text:p>
          </table:table-cell>
          <table:table-cell/>
          <table:table-cell office:value-type="float" office:value="64.936794" calcext:value-type="float">
            <text:p>64.936794</text:p>
          </table:table-cell>
          <table:table-cell office:value-type="float" office:value="5.860351" calcext:value-type="float">
            <text:p>5.860351</text:p>
          </table:table-cell>
          <table:table-cell office:value-type="float" office:value="27.002631" calcext:value-type="float">
            <text:p>27.002631</text:p>
          </table:table-cell>
          <table:table-cell office:value-type="float" office:value="10.184324" calcext:value-type="float">
            <text:p>10.184324</text:p>
          </table:table-cell>
          <table:table-cell office:value-type="float" office:value="9.756395" calcext:value-type="float">
            <text:p>9.756395</text:p>
          </table:table-cell>
          <table:table-cell office:value-type="float" office:value="7.677791" calcext:value-type="float">
            <text:p>7.677791</text:p>
          </table:table-cell>
          <table:table-cell office:value-type="float" office:value="2.926903" calcext:value-type="float">
            <text:p>2.926903</text:p>
          </table:table-cell>
          <table:table-cell/>
          <table:table-cell office:value-type="float" office:value="0.075169" calcext:value-type="float">
            <text:p>0.075169</text:p>
          </table:table-cell>
          <table:table-cell office:value-type="float" office:value="0.0902434696168897" calcext:value-type="float">
            <text:p>0.0902434696168897</text:p>
          </table:table-cell>
          <table:table-cell office:value-type="float" office:value="0.0794618133400296" calcext:value-type="float">
            <text:p>0.0794618133400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871253" calcext:value-type="float">
            <text:p>398871253</text:p>
          </table:table-cell>
          <table:table-cell office:value-type="float" office:value="1909604304" calcext:value-type="float">
            <text:p>1909604304</text:p>
          </table:table-cell>
          <table:table-cell office:value-type="float" office:value="0.228646" calcext:value-type="float">
            <text:p>2.29E-01</text:p>
          </table:table-cell>
          <table:table-cell/>
          <table:table-cell office:value-type="float" office:value="65.514963" calcext:value-type="float">
            <text:p>65.514963</text:p>
          </table:table-cell>
          <table:table-cell office:value-type="float" office:value="5.855967" calcext:value-type="float">
            <text:p>5.855967</text:p>
          </table:table-cell>
          <table:table-cell office:value-type="float" office:value="27.535051" calcext:value-type="float">
            <text:p>27.535051</text:p>
          </table:table-cell>
          <table:table-cell office:value-type="float" office:value="10.047366" calcext:value-type="float">
            <text:p>10.047366</text:p>
          </table:table-cell>
          <table:table-cell office:value-type="float" office:value="9.918379" calcext:value-type="float">
            <text:p>9.918379</text:p>
          </table:table-cell>
          <table:table-cell office:value-type="float" office:value="7.579707" calcext:value-type="float">
            <text:p>7.579707</text:p>
          </table:table-cell>
          <table:table-cell office:value-type="float" office:value="2.950404" calcext:value-type="float">
            <text:p>2.950404</text:p>
          </table:table-cell>
          <table:table-cell/>
          <table:table-cell office:value-type="float" office:value="0.082716" calcext:value-type="float">
            <text:p>0.082716</text:p>
          </table:table-cell>
          <table:table-cell office:value-type="float" office:value="0.088399736639232" calcext:value-type="float">
            <text:p>0.088399736639232</text:p>
          </table:table-cell>
          <table:table-cell table:style-name="ce1" office:value-type="float" office:value="0.0787164354862074" calcext:value-type="float">
            <text:p>7.87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874052958" calcext:value-type="float">
            <text:p>11874052958</text:p>
          </table:table-cell>
          <table:table-cell office:value-type="float" office:value="59279119380" calcext:value-type="float">
            <text:p>59279119380</text:p>
          </table:table-cell>
          <table:table-cell office:value-type="float" office:value="0.391647" calcext:value-type="float">
            <text:p>3.92E-01</text:p>
          </table:table-cell>
          <table:table-cell/>
          <table:table-cell office:value-type="float" office:value="63.460365" calcext:value-type="float">
            <text:p>63.460365</text:p>
          </table:table-cell>
          <table:table-cell office:value-type="float" office:value="3.371223" calcext:value-type="float">
            <text:p>3.371223</text:p>
          </table:table-cell>
          <table:table-cell office:value-type="float" office:value="20.243057" calcext:value-type="float">
            <text:p>20.243057</text:p>
          </table:table-cell>
          <table:table-cell office:value-type="float" office:value="11.895895" calcext:value-type="float">
            <text:p>11.895895</text:p>
          </table:table-cell>
          <table:table-cell office:value-type="float" office:value="9.159973" calcext:value-type="float">
            <text:p>9.159973</text:p>
          </table:table-cell>
          <table:table-cell office:value-type="float" office:value="7.293518" calcext:value-type="float">
            <text:p>7.293518</text:p>
          </table:table-cell>
          <table:table-cell office:value-type="float" office:value="9.788832" calcext:value-type="float">
            <text:p>9.788832</text:p>
          </table:table-cell>
          <table:table-cell/>
          <table:table-cell office:value-type="float" office:value="0.267247" calcext:value-type="float">
            <text:p>0.267247</text:p>
          </table:table-cell>
          <table:table-cell office:value-type="float" office:value="0.17487304672384" calcext:value-type="float">
            <text:p>0.17487304672384</text:p>
          </table:table-cell>
          <table:table-cell office:value-type="float" office:value="0.177600470892825" calcext:value-type="float">
            <text:p>0.177600470892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38039024" calcext:value-type="float">
            <text:p>11238039024</text:p>
          </table:table-cell>
          <table:table-cell office:value-type="float" office:value="54548868672" calcext:value-type="float">
            <text:p>54548868672</text:p>
          </table:table-cell>
          <table:table-cell office:value-type="float" office:value="0.386266" calcext:value-type="float">
            <text:p>3.86E-01</text:p>
          </table:table-cell>
          <table:table-cell/>
          <table:table-cell office:value-type="float" office:value="63.297386" calcext:value-type="float">
            <text:p>63.297386</text:p>
          </table:table-cell>
          <table:table-cell office:value-type="float" office:value="3.278699" calcext:value-type="float">
            <text:p>3.278699</text:p>
          </table:table-cell>
          <table:table-cell office:value-type="float" office:value="20.491339" calcext:value-type="float">
            <text:p>20.491339</text:p>
          </table:table-cell>
          <table:table-cell office:value-type="float" office:value="11.771412" calcext:value-type="float">
            <text:p>11.771412</text:p>
          </table:table-cell>
          <table:table-cell office:value-type="float" office:value="9.462828" calcext:value-type="float">
            <text:p>9.462828</text:p>
          </table:table-cell>
          <table:table-cell office:value-type="float" office:value="7.484524" calcext:value-type="float">
            <text:p>7.484524</text:p>
          </table:table-cell>
          <table:table-cell office:value-type="float" office:value="9.119123" calcext:value-type="float">
            <text:p>9.119123</text:p>
          </table:table-cell>
          <table:table-cell/>
          <table:table-cell office:value-type="float" office:value="0.285682" calcext:value-type="float">
            <text:p>0.285682</text:p>
          </table:table-cell>
          <table:table-cell office:value-type="float" office:value="0.17939703902603" calcext:value-type="float">
            <text:p>0.17939703902603</text:p>
          </table:table-cell>
          <table:table-cell office:value-type="float" office:value="0.172889293977987" calcext:value-type="float">
            <text:p>0.1728892939779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15176222" calcext:value-type="float">
            <text:p>10615176222</text:p>
          </table:table-cell>
          <table:table-cell office:value-type="float" office:value="49787520300" calcext:value-type="float">
            <text:p>49787520300</text:p>
          </table:table-cell>
          <table:table-cell office:value-type="float" office:value="0.38141" calcext:value-type="float">
            <text:p>3.81E-01</text:p>
          </table:table-cell>
          <table:table-cell/>
          <table:table-cell office:value-type="float" office:value="63.62596" calcext:value-type="float">
            <text:p>63.62596</text:p>
          </table:table-cell>
          <table:table-cell office:value-type="float" office:value="3.515826" calcext:value-type="float">
            <text:p>3.515826</text:p>
          </table:table-cell>
          <table:table-cell office:value-type="float" office:value="20.633555" calcext:value-type="float">
            <text:p>20.633555</text:p>
          </table:table-cell>
          <table:table-cell office:value-type="float" office:value="11.714114" calcext:value-type="float">
            <text:p>11.714114</text:p>
          </table:table-cell>
          <table:table-cell office:value-type="float" office:value="9.338999" calcext:value-type="float">
            <text:p>9.338999</text:p>
          </table:table-cell>
          <table:table-cell office:value-type="float" office:value="7.674098" calcext:value-type="float">
            <text:p>7.674098</text:p>
          </table:table-cell>
          <table:table-cell office:value-type="float" office:value="9.069246" calcext:value-type="float">
            <text:p>9.069246</text:p>
          </table:table-cell>
          <table:table-cell/>
          <table:table-cell office:value-type="float" office:value="0.298707" calcext:value-type="float">
            <text:p>0.298707</text:p>
          </table:table-cell>
          <table:table-cell office:value-type="float" office:value="0.162759171326979" calcext:value-type="float">
            <text:p>0.162759171326979</text:p>
          </table:table-cell>
          <table:table-cell office:value-type="float" office:value="0.183261031781091" calcext:value-type="float">
            <text:p>0.1832610317810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90647937" calcext:value-type="float">
            <text:p>9990647937</text:p>
          </table:table-cell>
          <table:table-cell office:value-type="float" office:value="44741808000" calcext:value-type="float">
            <text:p>44741808000</text:p>
          </table:table-cell>
          <table:table-cell office:value-type="float" office:value="0.375217" calcext:value-type="float">
            <text:p>3.75E-01</text:p>
          </table:table-cell>
          <table:table-cell/>
          <table:table-cell office:value-type="float" office:value="62.178609" calcext:value-type="float">
            <text:p>62.178609</text:p>
          </table:table-cell>
          <table:table-cell office:value-type="float" office:value="3.53072" calcext:value-type="float">
            <text:p>3.53072</text:p>
          </table:table-cell>
          <table:table-cell office:value-type="float" office:value="19.776061" calcext:value-type="float">
            <text:p>19.776061</text:p>
          </table:table-cell>
          <table:table-cell office:value-type="float" office:value="11.360421" calcext:value-type="float">
            <text:p>11.360421</text:p>
          </table:table-cell>
          <table:table-cell office:value-type="float" office:value="9.178599" calcext:value-type="float">
            <text:p>9.178599</text:p>
          </table:table-cell>
          <table:table-cell office:value-type="float" office:value="7.807438" calcext:value-type="float">
            <text:p>7.807438</text:p>
          </table:table-cell>
          <table:table-cell office:value-type="float" office:value="8.752586" calcext:value-type="float">
            <text:p>8.752586</text:p>
          </table:table-cell>
          <table:table-cell/>
          <table:table-cell office:value-type="float" office:value="0.289209" calcext:value-type="float">
            <text:p>0.289209</text:p>
          </table:table-cell>
          <table:table-cell office:value-type="float" office:value="0.165111594463362" calcext:value-type="float">
            <text:p>0.165111594463362</text:p>
          </table:table-cell>
          <table:table-cell office:value-type="float" office:value="0.194187346921698" calcext:value-type="float">
            <text:p>0.19418734692169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57168591" calcext:value-type="float">
            <text:p>9357168591</text:p>
          </table:table-cell>
          <table:table-cell office:value-type="float" office:value="39490915068" calcext:value-type="float">
            <text:p>39490915068</text:p>
          </table:table-cell>
          <table:table-cell office:value-type="float" office:value="0.37082" calcext:value-type="float">
            <text:p>3.71E-01</text:p>
          </table:table-cell>
          <table:table-cell/>
          <table:table-cell office:value-type="float" office:value="59.684318" calcext:value-type="float">
            <text:p>59.684318</text:p>
          </table:table-cell>
          <table:table-cell office:value-type="float" office:value="3.529531" calcext:value-type="float">
            <text:p>3.529531</text:p>
          </table:table-cell>
          <table:table-cell office:value-type="float" office:value="19.145467" calcext:value-type="float">
            <text:p>19.145467</text:p>
          </table:table-cell>
          <table:table-cell office:value-type="float" office:value="10.746546" calcext:value-type="float">
            <text:p>10.746546</text:p>
          </table:table-cell>
          <table:table-cell office:value-type="float" office:value="8.723137" calcext:value-type="float">
            <text:p>8.723137</text:p>
          </table:table-cell>
          <table:table-cell office:value-type="float" office:value="8.032573" calcext:value-type="float">
            <text:p>8.032573</text:p>
          </table:table-cell>
          <table:table-cell office:value-type="float" office:value="7.829148" calcext:value-type="float">
            <text:p>7.829148</text:p>
          </table:table-cell>
          <table:table-cell/>
          <table:table-cell office:value-type="float" office:value="0.287021" calcext:value-type="float">
            <text:p>0.287021</text:p>
          </table:table-cell>
          <table:table-cell office:value-type="float" office:value="0.150367062689343" calcext:value-type="float">
            <text:p>0.150367062689343</text:p>
          </table:table-cell>
          <table:table-cell office:value-type="float" office:value="0.179732001443325" calcext:value-type="float">
            <text:p>0.17973200144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50401395" calcext:value-type="float">
            <text:p>8550401395</text:p>
          </table:table-cell>
          <table:table-cell office:value-type="float" office:value="34462424880" calcext:value-type="float">
            <text:p>34462424880</text:p>
          </table:table-cell>
          <table:table-cell office:value-type="float" office:value="0.368521" calcext:value-type="float">
            <text:p>3.69E-01</text:p>
          </table:table-cell>
          <table:table-cell/>
          <table:table-cell office:value-type="float" office:value="58.999104" calcext:value-type="float">
            <text:p>58.999104</text:p>
          </table:table-cell>
          <table:table-cell office:value-type="float" office:value="3.623882" calcext:value-type="float">
            <text:p>3.623882</text:p>
          </table:table-cell>
          <table:table-cell office:value-type="float" office:value="19.105782" calcext:value-type="float">
            <text:p>19.105782</text:p>
          </table:table-cell>
          <table:table-cell office:value-type="float" office:value="9.963008" calcext:value-type="float">
            <text:p>9.963008</text:p>
          </table:table-cell>
          <table:table-cell office:value-type="float" office:value="8.719851" calcext:value-type="float">
            <text:p>8.719851</text:p>
          </table:table-cell>
          <table:table-cell office:value-type="float" office:value="8.152494" calcext:value-type="float">
            <text:p>8.152494</text:p>
          </table:table-cell>
          <table:table-cell office:value-type="float" office:value="7.704615" calcext:value-type="float">
            <text:p>7.704615</text:p>
          </table:table-cell>
          <table:table-cell/>
          <table:table-cell office:value-type="float" office:value="0.305326" calcext:value-type="float">
            <text:p>0.305326</text:p>
          </table:table-cell>
          <table:table-cell office:value-type="float" office:value="0.181453145498461" calcext:value-type="float">
            <text:p>0.181453145498461</text:p>
          </table:table-cell>
          <table:table-cell office:value-type="float" office:value="0.208355507222799" calcext:value-type="float">
            <text:p>0.2083555072227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31423233" calcext:value-type="float">
            <text:p>7531423233</text:p>
          </table:table-cell>
          <table:table-cell office:value-type="float" office:value="31685890752" calcext:value-type="float">
            <text:p>31685890752</text:p>
          </table:table-cell>
          <table:table-cell office:value-type="float" office:value="0.368162" calcext:value-type="float">
            <text:p>3.68E-01</text:p>
          </table:table-cell>
          <table:table-cell/>
          <table:table-cell office:value-type="float" office:value="60.642952" calcext:value-type="float">
            <text:p>60.642952</text:p>
          </table:table-cell>
          <table:table-cell office:value-type="float" office:value="3.732903" calcext:value-type="float">
            <text:p>3.732903</text:p>
          </table:table-cell>
          <table:table-cell office:value-type="float" office:value="19.330238" calcext:value-type="float">
            <text:p>19.330238</text:p>
          </table:table-cell>
          <table:table-cell office:value-type="float" office:value="10.768377" calcext:value-type="float">
            <text:p>10.768377</text:p>
          </table:table-cell>
          <table:table-cell office:value-type="float" office:value="9.618267" calcext:value-type="float">
            <text:p>9.618267</text:p>
          </table:table-cell>
          <table:table-cell office:value-type="float" office:value="8.16194" calcext:value-type="float">
            <text:p>8.16194</text:p>
          </table:table-cell>
          <table:table-cell office:value-type="float" office:value="7.294738" calcext:value-type="float">
            <text:p>7.294738</text:p>
          </table:table-cell>
          <table:table-cell/>
          <table:table-cell office:value-type="float" office:value="0.316518" calcext:value-type="float">
            <text:p>0.316518</text:p>
          </table:table-cell>
          <table:table-cell office:value-type="float" office:value="0.223069689462443" calcext:value-type="float">
            <text:p>0.223069689462443</text:p>
          </table:table-cell>
          <table:table-cell office:value-type="float" office:value="0.180486330296365" calcext:value-type="float">
            <text:p>0.180486330296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04422332" calcext:value-type="float">
            <text:p>6504422332</text:p>
          </table:table-cell>
          <table:table-cell office:value-type="float" office:value="28453227840" calcext:value-type="float">
            <text:p>28453227840</text:p>
          </table:table-cell>
          <table:table-cell office:value-type="float" office:value="0.359332" calcext:value-type="float">
            <text:p>3.59E-01</text:p>
          </table:table-cell>
          <table:table-cell/>
          <table:table-cell office:value-type="float" office:value="61.154411" calcext:value-type="float">
            <text:p>61.154411</text:p>
          </table:table-cell>
          <table:table-cell office:value-type="float" office:value="3.774629" calcext:value-type="float">
            <text:p>3.774629</text:p>
          </table:table-cell>
          <table:table-cell office:value-type="float" office:value="19.530858" calcext:value-type="float">
            <text:p>19.530858</text:p>
          </table:table-cell>
          <table:table-cell office:value-type="float" office:value="11.143052" calcext:value-type="float">
            <text:p>11.143052</text:p>
          </table:table-cell>
          <table:table-cell office:value-type="float" office:value="9.695118" calcext:value-type="float">
            <text:p>9.695118</text:p>
          </table:table-cell>
          <table:table-cell office:value-type="float" office:value="8.114147" calcext:value-type="float">
            <text:p>8.114147</text:p>
          </table:table-cell>
          <table:table-cell office:value-type="float" office:value="7.262103" calcext:value-type="float">
            <text:p>7.262103</text:p>
          </table:table-cell>
          <table:table-cell/>
          <table:table-cell office:value-type="float" office:value="0.294151" calcext:value-type="float">
            <text:p>0.294151</text:p>
          </table:table-cell>
          <table:table-cell office:value-type="float" office:value="0.237703361190878" calcext:value-type="float">
            <text:p>0.237703361190878</text:p>
          </table:table-cell>
          <table:table-cell office:value-type="float" office:value="0.150828531094348" calcext:value-type="float">
            <text:p>0.1508285310943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21863935" calcext:value-type="float">
            <text:p>5821863935</text:p>
          </table:table-cell>
          <table:table-cell office:value-type="float" office:value="26195499792" calcext:value-type="float">
            <text:p>26195499792</text:p>
          </table:table-cell>
          <table:table-cell office:value-type="float" office:value="0.352612" calcext:value-type="float">
            <text:p>3.53E-01</text:p>
          </table:table-cell>
          <table:table-cell/>
          <table:table-cell office:value-type="float" office:value="55.184513" calcext:value-type="float">
            <text:p>55.184513</text:p>
          </table:table-cell>
          <table:table-cell office:value-type="float" office:value="2.953051" calcext:value-type="float">
            <text:p>2.953051</text:p>
          </table:table-cell>
          <table:table-cell office:value-type="float" office:value="20.628157" calcext:value-type="float">
            <text:p>20.628157</text:p>
          </table:table-cell>
          <table:table-cell office:value-type="float" office:value="8.5037" calcext:value-type="float">
            <text:p>8.5037</text:p>
          </table:table-cell>
          <table:table-cell office:value-type="float" office:value="8.919266" calcext:value-type="float">
            <text:p>8.919266</text:p>
          </table:table-cell>
          <table:table-cell office:value-type="float" office:value="5.308213" calcext:value-type="float">
            <text:p>5.308213</text:p>
          </table:table-cell>
          <table:table-cell office:value-type="float" office:value="7.06358" calcext:value-type="float">
            <text:p>7.06358</text:p>
          </table:table-cell>
          <table:table-cell/>
          <table:table-cell office:value-type="float" office:value="0.172223" calcext:value-type="float">
            <text:p>0.172223</text:p>
          </table:table-cell>
          <table:table-cell office:value-type="float" office:value="0.209958842806716" calcext:value-type="float">
            <text:p>0.209958842806716</text:p>
          </table:table-cell>
          <table:table-cell office:value-type="float" office:value="0.136021201057144" calcext:value-type="float">
            <text:p>0.1360212010571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57932373" calcext:value-type="float">
            <text:p>5157932373</text:p>
          </table:table-cell>
          <table:table-cell office:value-type="float" office:value="23906248128" calcext:value-type="float">
            <text:p>23906248128</text:p>
          </table:table-cell>
          <table:table-cell office:value-type="float" office:value="0.34849" calcext:value-type="float">
            <text:p>3.48E-01</text:p>
          </table:table-cell>
          <table:table-cell/>
          <table:table-cell office:value-type="float" office:value="54.884574" calcext:value-type="float">
            <text:p>54.884574</text:p>
          </table:table-cell>
          <table:table-cell office:value-type="float" office:value="2.947901" calcext:value-type="float">
            <text:p>2.947901</text:p>
          </table:table-cell>
          <table:table-cell office:value-type="float" office:value="20.339663" calcext:value-type="float">
            <text:p>20.339663</text:p>
          </table:table-cell>
          <table:table-cell office:value-type="float" office:value="8.681423" calcext:value-type="float">
            <text:p>8.681423</text:p>
          </table:table-cell>
          <table:table-cell office:value-type="float" office:value="8.903452" calcext:value-type="float">
            <text:p>8.903452</text:p>
          </table:table-cell>
          <table:table-cell office:value-type="float" office:value="5.320384" calcext:value-type="float">
            <text:p>5.320384</text:p>
          </table:table-cell>
          <table:table-cell office:value-type="float" office:value="6.948112" calcext:value-type="float">
            <text:p>6.948112</text:p>
          </table:table-cell>
          <table:table-cell/>
          <table:table-cell office:value-type="float" office:value="0.14922" calcext:value-type="float">
            <text:p>0.14922</text:p>
          </table:table-cell>
          <table:table-cell office:value-type="float" office:value="0.212437446281124" calcext:value-type="float">
            <text:p>0.212437446281124</text:p>
          </table:table-cell>
          <table:table-cell office:value-type="float" office:value="0.134754290457936" calcext:value-type="float">
            <text:p>0.134754290457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85434791" calcext:value-type="float">
            <text:p>4485434791</text:p>
          </table:table-cell>
          <table:table-cell office:value-type="float" office:value="21578664744" calcext:value-type="float">
            <text:p>21578664744</text:p>
          </table:table-cell>
          <table:table-cell office:value-type="float" office:value="0.345659" calcext:value-type="float">
            <text:p>3.46E-01</text:p>
          </table:table-cell>
          <table:table-cell/>
          <table:table-cell office:value-type="float" office:value="58.232392" calcext:value-type="float">
            <text:p>58.232392</text:p>
          </table:table-cell>
          <table:table-cell office:value-type="float" office:value="3.519467" calcext:value-type="float">
            <text:p>3.519467</text:p>
          </table:table-cell>
          <table:table-cell office:value-type="float" office:value="20.982214" calcext:value-type="float">
            <text:p>20.982214</text:p>
          </table:table-cell>
          <table:table-cell office:value-type="float" office:value="9.475298" calcext:value-type="float">
            <text:p>9.475298</text:p>
          </table:table-cell>
          <table:table-cell office:value-type="float" office:value="9.103296" calcext:value-type="float">
            <text:p>9.103296</text:p>
          </table:table-cell>
          <table:table-cell office:value-type="float" office:value="6.220539" calcext:value-type="float">
            <text:p>6.220539</text:p>
          </table:table-cell>
          <table:table-cell office:value-type="float" office:value="7.135843" calcext:value-type="float">
            <text:p>7.135843</text:p>
          </table:table-cell>
          <table:table-cell/>
          <table:table-cell office:value-type="float" office:value="0.177097" calcext:value-type="float">
            <text:p>0.177097</text:p>
          </table:table-cell>
          <table:table-cell office:value-type="float" office:value="0.177309483692281" calcext:value-type="float">
            <text:p>0.177309483692281</text:p>
          </table:table-cell>
          <table:table-cell office:value-type="float" office:value="0.141453783364827" calcext:value-type="float">
            <text:p>0.141453783364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19978377" calcext:value-type="float">
            <text:p>3819978377</text:p>
          </table:table-cell>
          <table:table-cell office:value-type="float" office:value="19174553712" calcext:value-type="float">
            <text:p>19174553712</text:p>
          </table:table-cell>
          <table:table-cell office:value-type="float" office:value="0.341169" calcext:value-type="float">
            <text:p>3.41E-01</text:p>
          </table:table-cell>
          <table:table-cell/>
          <table:table-cell office:value-type="float" office:value="64.18084" calcext:value-type="float">
            <text:p>64.18084</text:p>
          </table:table-cell>
          <table:table-cell office:value-type="float" office:value="3.763193" calcext:value-type="float">
            <text:p>3.763193</text:p>
          </table:table-cell>
          <table:table-cell office:value-type="float" office:value="21.800694" calcext:value-type="float">
            <text:p>21.800694</text:p>
          </table:table-cell>
          <table:table-cell office:value-type="float" office:value="11.905509" calcext:value-type="float">
            <text:p>11.905509</text:p>
          </table:table-cell>
          <table:table-cell office:value-type="float" office:value="10.169665" calcext:value-type="float">
            <text:p>10.169665</text:p>
          </table:table-cell>
          <table:table-cell office:value-type="float" office:value="7.918243" calcext:value-type="float">
            <text:p>7.918243</text:p>
          </table:table-cell>
          <table:table-cell office:value-type="float" office:value="6.951694" calcext:value-type="float">
            <text:p>6.951694</text:p>
          </table:table-cell>
          <table:table-cell/>
          <table:table-cell office:value-type="float" office:value="0.279244" calcext:value-type="float">
            <text:p>0.279244</text:p>
          </table:table-cell>
          <table:table-cell office:value-type="float" office:value="0.167624586247904" calcext:value-type="float">
            <text:p>0.167624586247904</text:p>
          </table:table-cell>
          <table:table-cell office:value-type="float" office:value="0.128303426559564" calcext:value-type="float">
            <text:p>0.1283034265595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1727352" calcext:value-type="float">
            <text:p>3161727352</text:p>
          </table:table-cell>
          <table:table-cell office:value-type="float" office:value="16743254400" calcext:value-type="float">
            <text:p>16743254400</text:p>
          </table:table-cell>
          <table:table-cell office:value-type="float" office:value="0.335479" calcext:value-type="float">
            <text:p>3.35E-01</text:p>
          </table:table-cell>
          <table:table-cell/>
          <table:table-cell office:value-type="float" office:value="57.436304" calcext:value-type="float">
            <text:p>57.436304</text:p>
          </table:table-cell>
          <table:table-cell office:value-type="float" office:value="2.828892" calcext:value-type="float">
            <text:p>2.828892</text:p>
          </table:table-cell>
          <table:table-cell office:value-type="float" office:value="21.804285" calcext:value-type="float">
            <text:p>21.804285</text:p>
          </table:table-cell>
          <table:table-cell office:value-type="float" office:value="9.369152" calcext:value-type="float">
            <text:p>9.369152</text:p>
          </table:table-cell>
          <table:table-cell office:value-type="float" office:value="9.528228" calcext:value-type="float">
            <text:p>9.528228</text:p>
          </table:table-cell>
          <table:table-cell office:value-type="float" office:value="5.183215" calcext:value-type="float">
            <text:p>5.183215</text:p>
          </table:table-cell>
          <table:table-cell office:value-type="float" office:value="7.007266" calcext:value-type="float">
            <text:p>7.007266</text:p>
          </table:table-cell>
          <table:table-cell/>
          <table:table-cell office:value-type="float" office:value="0.121181" calcext:value-type="float">
            <text:p>0.121181</text:p>
          </table:table-cell>
          <table:table-cell office:value-type="float" office:value="0.166187233434417" calcext:value-type="float">
            <text:p>0.166187233434417</text:p>
          </table:table-cell>
          <table:table-cell office:value-type="float" office:value="0.11517442630508" calcext:value-type="float">
            <text:p>0.115174426305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6957923" calcext:value-type="float">
            <text:p>2486957923</text:p>
          </table:table-cell>
          <table:table-cell office:value-type="float" office:value="14350235040" calcext:value-type="float">
            <text:p>14350235040</text:p>
          </table:table-cell>
          <table:table-cell office:value-type="float" office:value="0.322428" calcext:value-type="float">
            <text:p>3.22E-01</text:p>
          </table:table-cell>
          <table:table-cell/>
          <table:table-cell office:value-type="float" office:value="62.072909" calcext:value-type="float">
            <text:p>62.072909</text:p>
          </table:table-cell>
          <table:table-cell office:value-type="float" office:value="3.100873" calcext:value-type="float">
            <text:p>3.100873</text:p>
          </table:table-cell>
          <table:table-cell office:value-type="float" office:value="23.310816" calcext:value-type="float">
            <text:p>23.310816</text:p>
          </table:table-cell>
          <table:table-cell office:value-type="float" office:value="10.61831" calcext:value-type="float">
            <text:p>10.61831</text:p>
          </table:table-cell>
          <table:table-cell office:value-type="float" office:value="10.361233" calcext:value-type="float">
            <text:p>10.361233</text:p>
          </table:table-cell>
          <table:table-cell office:value-type="float" office:value="5.794502" calcext:value-type="float">
            <text:p>5.794502</text:p>
          </table:table-cell>
          <table:table-cell office:value-type="float" office:value="7.237208" calcext:value-type="float">
            <text:p>7.237208</text:p>
          </table:table-cell>
          <table:table-cell/>
          <table:table-cell office:value-type="float" office:value="0.159004" calcext:value-type="float">
            <text:p>0.159004</text:p>
          </table:table-cell>
          <table:table-cell office:value-type="float" office:value="0.172683688076712" calcext:value-type="float">
            <text:p>0.172683688076712</text:p>
          </table:table-cell>
          <table:table-cell office:value-type="float" office:value="0.107068237120665" calcext:value-type="float">
            <text:p>0.1070682371206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28144367" calcext:value-type="float">
            <text:p>1828144367</text:p>
          </table:table-cell>
          <table:table-cell office:value-type="float" office:value="11906984232" calcext:value-type="float">
            <text:p>11906984232</text:p>
          </table:table-cell>
          <table:table-cell office:value-type="float" office:value="0.314805" calcext:value-type="float">
            <text:p>3.15E-01</text:p>
          </table:table-cell>
          <table:table-cell/>
          <table:table-cell office:value-type="float" office:value="62.746761" calcext:value-type="float">
            <text:p>62.746761</text:p>
          </table:table-cell>
          <table:table-cell office:value-type="float" office:value="2.477406" calcext:value-type="float">
            <text:p>2.477406</text:p>
          </table:table-cell>
          <table:table-cell office:value-type="float" office:value="25.597588" calcext:value-type="float">
            <text:p>25.597588</text:p>
          </table:table-cell>
          <table:table-cell office:value-type="float" office:value="10.647874" calcext:value-type="float">
            <text:p>10.647874</text:p>
          </table:table-cell>
          <table:table-cell office:value-type="float" office:value="10.542518" calcext:value-type="float">
            <text:p>10.542518</text:p>
          </table:table-cell>
          <table:table-cell office:value-type="float" office:value="4.847536" calcext:value-type="float">
            <text:p>4.847536</text:p>
          </table:table-cell>
          <table:table-cell office:value-type="float" office:value="7.158972" calcext:value-type="float">
            <text:p>7.158972</text:p>
          </table:table-cell>
          <table:table-cell/>
          <table:table-cell office:value-type="float" office:value="0.123051" calcext:value-type="float">
            <text:p>0.123051</text:p>
          </table:table-cell>
          <table:table-cell office:value-type="float" office:value="0.129440123154318" calcext:value-type="float">
            <text:p>0.129440123154318</text:p>
          </table:table-cell>
          <table:table-cell office:value-type="float" office:value="0.115730130581397" calcext:value-type="float">
            <text:p>0.1157301305813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9144166" calcext:value-type="float">
            <text:p>1259144166</text:p>
          </table:table-cell>
          <table:table-cell office:value-type="float" office:value="8162606592" calcext:value-type="float">
            <text:p>8162606592</text:p>
          </table:table-cell>
          <table:table-cell office:value-type="float" office:value="0.303788" calcext:value-type="float">
            <text:p>3.04E-01</text:p>
          </table:table-cell>
          <table:table-cell/>
          <table:table-cell office:value-type="float" office:value="63.878974" calcext:value-type="float">
            <text:p>63.878974</text:p>
          </table:table-cell>
          <table:table-cell office:value-type="float" office:value="2.599883" calcext:value-type="float">
            <text:p>2.599883</text:p>
          </table:table-cell>
          <table:table-cell office:value-type="float" office:value="26.460017" calcext:value-type="float">
            <text:p>26.460017</text:p>
          </table:table-cell>
          <table:table-cell office:value-type="float" office:value="10.945883" calcext:value-type="float">
            <text:p>10.945883</text:p>
          </table:table-cell>
          <table:table-cell office:value-type="float" office:value="10.731017" calcext:value-type="float">
            <text:p>10.731017</text:p>
          </table:table-cell>
          <table:table-cell office:value-type="float" office:value="5.098903" calcext:value-type="float">
            <text:p>5.098903</text:p>
          </table:table-cell>
          <table:table-cell office:value-type="float" office:value="6.532948" calcext:value-type="float">
            <text:p>6.532948</text:p>
          </table:table-cell>
          <table:table-cell/>
          <table:table-cell office:value-type="float" office:value="0.113881" calcext:value-type="float">
            <text:p>0.113881</text:p>
          </table:table-cell>
          <table:table-cell office:value-type="float" office:value="0.122693887720297" calcext:value-type="float">
            <text:p>0.122693887720297</text:p>
          </table:table-cell>
          <table:table-cell office:value-type="float" office:value="0.0995860122423011" calcext:value-type="float">
            <text:p>0.09958601224230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8742399" calcext:value-type="float">
            <text:p>678742399</text:p>
          </table:table-cell>
          <table:table-cell office:value-type="float" office:value="3959825472" calcext:value-type="float">
            <text:p>3959825472</text:p>
          </table:table-cell>
          <table:table-cell office:value-type="float" office:value="0.281908" calcext:value-type="float">
            <text:p>2.82E-01</text:p>
          </table:table-cell>
          <table:table-cell/>
          <table:table-cell office:value-type="float" office:value="59.778412" calcext:value-type="float">
            <text:p>59.778412</text:p>
          </table:table-cell>
          <table:table-cell office:value-type="float" office:value="2.75061" calcext:value-type="float">
            <text:p>2.75061</text:p>
          </table:table-cell>
          <table:table-cell office:value-type="float" office:value="25.577143" calcext:value-type="float">
            <text:p>25.577143</text:p>
          </table:table-cell>
          <table:table-cell office:value-type="float" office:value="10.322658" calcext:value-type="float">
            <text:p>10.322658</text:p>
          </table:table-cell>
          <table:table-cell office:value-type="float" office:value="10.081996" calcext:value-type="float">
            <text:p>10.081996</text:p>
          </table:table-cell>
          <table:table-cell office:value-type="float" office:value="5.35793" calcext:value-type="float">
            <text:p>5.35793</text:p>
          </table:table-cell>
          <table:table-cell office:value-type="float" office:value="4.456969" calcext:value-type="float">
            <text:p>4.456969</text:p>
          </table:table-cell>
          <table:table-cell/>
          <table:table-cell office:value-type="float" office:value="0.099264" calcext:value-type="float">
            <text:p>0.099264</text:p>
          </table:table-cell>
          <table:table-cell office:value-type="float" office:value="0.10324855790142" calcext:value-type="float">
            <text:p>0.10324855790142</text:p>
          </table:table-cell>
          <table:table-cell office:value-type="float" office:value="0.0960594699664582" calcext:value-type="float">
            <text:p>0.09605946996645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office:value-type="float" office:value="0.0809384390906687" calcext:value-type="float">
            <text:p>0.0809384390906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office:value-type="float" office:value="0.0809384390906687" calcext:value-type="float">
            <text:p>0.0809384390906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table:style-name="ce1" office:value-type="float" office:value="0.0809384390906687" calcext:value-type="float">
            <text:p>8.09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512" calcext:value-type="float">
            <text:p>151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2]/[.A$71]" office:value-type="float" office:value="42" calcext:value-type="float">
            <text:p>42</text:p>
          </table:table-cell>
          <table:table-cell table:formula="of:=[.E6]/[.E$25]" office:value-type="float" office:value="30.423999996811" calcext:value-type="float">
            <text:p>30.423999996811</text:p>
          </table:table-cell>
          <table:table-cell table:style-name="Default" table:formula="of:=[.F6]/[.F$25]" office:value-type="float" office:value="31.7029120646557" calcext:value-type="float">
            <text:p>31.7029120646557</text:p>
          </table:table-cell>
          <table:table-cell/>
          <table:table-cell table:formula="of:=[.F29]/[.F$48]" office:value-type="float" office:value="30.9242207177804" calcext:value-type="float">
            <text:p>30.9242207177804</text:p>
          </table:table-cell>
          <table:table-cell/>
          <table:table-cell table:formula="of:=SUM([.J6:.O6])" office:value-type="float" office:value="67.189215" calcext:value-type="float">
            <text:p>67.189215</text:p>
          </table:table-cell>
          <table:table-cell/>
          <table:table-cell table:formula="of:=[.J6] / [.$K52]" office:value-type="float" office:value="0.0880244694033112" calcext:value-type="float">
            <text:p>0.0880244694033112</text:p>
          </table:table-cell>
          <table:table-cell table:formula="of:=[.K6] / [.$K52]" office:value-type="float" office:value="0.331991778740085" calcext:value-type="float">
            <text:p>0.331991778740085</text:p>
          </table:table-cell>
          <table:table-cell table:formula="of:=[.L6] / [.$K52]" office:value-type="float" office:value="0.178381842978817" calcext:value-type="float">
            <text:p>0.178381842978817</text:p>
          </table:table-cell>
          <table:table-cell table:formula="of:=[.M6] / [.$K52]" office:value-type="float" office:value="0.138763431006003" calcext:value-type="float">
            <text:p>0.138763431006003</text:p>
          </table:table-cell>
          <table:table-cell table:formula="of:=[.N6] / [.$K52]" office:value-type="float" office:value="0.118078221333588" calcext:value-type="float">
            <text:p>0.118078221333588</text:p>
          </table:table-cell>
          <table:table-cell table:formula="of:=[.O6] / [.$K52]" office:value-type="float" office:value="0.144760256538196" calcext:value-type="float">
            <text:p>0.144760256538196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0 iterations, starting with 1 graphs having 14 nodes" calcext:value-type="string">
            <text:p>for 10 iterations, starting with 1 graphs having 14 nodes</text:p>
          </table:table-cell>
        </table:table-row>
        <table:table-row table:style-name="ro1">
          <table:table-cell table:formula="of:=[.A7]*[.B7]*[.C7]" office:value-type="float" office:value="1476" calcext:value-type="float">
            <text:p>147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3]/[.A$71]" office:value-type="float" office:value="41" calcext:value-type="float">
            <text:p>41</text:p>
          </table:table-cell>
          <table:table-cell table:formula="of:=[.E7]/[.E$25]" office:value-type="float" office:value="29.889260437628" calcext:value-type="float">
            <text:p>29.889260437628</text:p>
          </table:table-cell>
          <table:table-cell table:style-name="Default" table:formula="of:=[.F7]/[.F$25]" office:value-type="float" office:value="30.8977735777035" calcext:value-type="float">
            <text:p>30.8977735777035</text:p>
          </table:table-cell>
          <table:table-cell/>
          <table:table-cell table:formula="of:=[.F30]/[.F$48]" office:value-type="float" office:value="28.4565842468853" calcext:value-type="float">
            <text:p>28.4565842468853</text:p>
          </table:table-cell>
          <table:table-cell/>
          <table:table-cell table:formula="of:=SUM([.J7:.O7])" office:value-type="float" office:value="67.080898" calcext:value-type="float">
            <text:p>67.080898</text:p>
          </table:table-cell>
          <table:table-cell/>
          <table:table-cell table:formula="of:=[.J7] / [.$K53]" office:value-type="float" office:value="0.0913059035077318" calcext:value-type="float">
            <text:p>0.0913059035077318</text:p>
          </table:table-cell>
          <table:table-cell table:formula="of:=[.K7] / [.$K53]" office:value-type="float" office:value="0.329597063533646" calcext:value-type="float">
            <text:p>0.329597063533646</text:p>
          </table:table-cell>
          <table:table-cell table:formula="of:=[.L7] / [.$K53]" office:value-type="float" office:value="0.177734039875256" calcext:value-type="float">
            <text:p>0.177734039875256</text:p>
          </table:table-cell>
          <table:table-cell table:formula="of:=[.M7] / [.$K53]" office:value-type="float" office:value="0.136297608896053" calcext:value-type="float">
            <text:p>0.136297608896053</text:p>
          </table:table-cell>
          <table:table-cell table:formula="of:=[.N7] / [.$K53]" office:value-type="float" office:value="0.118431181407261" calcext:value-type="float">
            <text:p>0.118431181407261</text:p>
          </table:table-cell>
          <table:table-cell table:formula="of:=[.O7] / [.$K53]" office:value-type="float" office:value="0.146634202780052" calcext:value-type="float">
            <text:p>0.146634202780052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368" calcext:value-type="float">
            <text:p>136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4]/[.A$71]" office:value-type="float" office:value="38" calcext:value-type="float">
            <text:p>38</text:p>
          </table:table-cell>
          <table:table-cell table:formula="of:=[.E8]/[.E$25]" office:value-type="float" office:value="28.3033367686691" calcext:value-type="float">
            <text:p>28.3033367686691</text:p>
          </table:table-cell>
          <table:table-cell table:style-name="Default" table:formula="of:=[.F8]/[.F$25]" office:value-type="float" office:value="28.4174638517153" calcext:value-type="float">
            <text:p>28.4174638517153</text:p>
          </table:table-cell>
          <table:table-cell/>
          <table:table-cell table:formula="of:=[.F31]/[.F$48]" office:value-type="float" office:value="25.9727250143265" calcext:value-type="float">
            <text:p>25.9727250143265</text:p>
          </table:table-cell>
          <table:table-cell/>
          <table:table-cell table:formula="of:=SUM([.J8:.O8])" office:value-type="float" office:value="66.814717" calcext:value-type="float">
            <text:p>66.814717</text:p>
          </table:table-cell>
          <table:table-cell/>
          <table:table-cell table:formula="of:=[.J8] / [.$K54]" office:value-type="float" office:value="0.0923580204642639" calcext:value-type="float">
            <text:p>0.0923580204642639</text:p>
          </table:table-cell>
          <table:table-cell table:formula="of:=[.K8] / [.$K54]" office:value-type="float" office:value="0.326196397718784" calcext:value-type="float">
            <text:p>0.326196397718784</text:p>
          </table:table-cell>
          <table:table-cell table:formula="of:=[.L8] / [.$K54]" office:value-type="float" office:value="0.175240718298635" calcext:value-type="float">
            <text:p>0.175240718298635</text:p>
          </table:table-cell>
          <table:table-cell table:formula="of:=[.M8] / [.$K54]" office:value-type="float" office:value="0.14220748701218" calcext:value-type="float">
            <text:p>0.14220748701218</text:p>
          </table:table-cell>
          <table:table-cell table:formula="of:=[.N8] / [.$K54]" office:value-type="float" office:value="0.123372519859659" calcext:value-type="float">
            <text:p>0.123372519859659</text:p>
          </table:table-cell>
          <table:table-cell table:formula="of:=[.O8] / [.$K54]" office:value-type="float" office:value="0.140624856646478" calcext:value-type="float">
            <text:p>0.140624856646478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260" calcext:value-type="float">
            <text:p>126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5]/[.A$71]" office:value-type="float" office:value="35" calcext:value-type="float">
            <text:p>35</text:p>
          </table:table-cell>
          <table:table-cell table:formula="of:=[.E9]/[.E$25]" office:value-type="float" office:value="26.7352276299541" calcext:value-type="float">
            <text:p>26.7352276299541</text:p>
          </table:table-cell>
          <table:table-cell table:style-name="Default" table:formula="of:=[.F9]/[.F$25]" office:value-type="float" office:value="25.9447218757421" calcext:value-type="float">
            <text:p>25.9447218757421</text:p>
          </table:table-cell>
          <table:table-cell/>
          <table:table-cell table:formula="of:=[.F32]/[.F$48]" office:value-type="float" office:value="23.3405212556407" calcext:value-type="float">
            <text:p>23.3405212556407</text:p>
          </table:table-cell>
          <table:table-cell/>
          <table:table-cell table:formula="of:=SUM([.J9:.O9])" office:value-type="float" office:value="66.577963" calcext:value-type="float">
            <text:p>66.577963</text:p>
          </table:table-cell>
          <table:table-cell/>
          <table:table-cell table:formula="of:=[.J9] / [.$K55]" office:value-type="float" office:value="0.0940828874563194" calcext:value-type="float">
            <text:p>0.0940828874563194</text:p>
          </table:table-cell>
          <table:table-cell table:formula="of:=[.K9] / [.$K55]" office:value-type="float" office:value="0.326771787836164" calcext:value-type="float">
            <text:p>0.326771787836164</text:p>
          </table:table-cell>
          <table:table-cell table:formula="of:=[.L9] / [.$K55]" office:value-type="float" office:value="0.176646032261456" calcext:value-type="float">
            <text:p>0.176646032261456</text:p>
          </table:table-cell>
          <table:table-cell table:formula="of:=[.M9] / [.$K55]" office:value-type="float" office:value="0.138578015671642" calcext:value-type="float">
            <text:p>0.138578015671642</text:p>
          </table:table-cell>
          <table:table-cell table:formula="of:=[.N9] / [.$K55]" office:value-type="float" office:value="0.124834444093761" calcext:value-type="float">
            <text:p>0.124834444093761</text:p>
          </table:table-cell>
          <table:table-cell table:formula="of:=[.O9] / [.$K55]" office:value-type="float" office:value="0.139086832680657" calcext:value-type="float">
            <text:p>0.139086832680657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152" calcext:value-type="float">
            <text:p>115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6]/[.A$71]" office:value-type="float" office:value="32" calcext:value-type="float">
            <text:p>32</text:p>
          </table:table-cell>
          <table:table-cell table:formula="of:=[.E10]/[.E$25]" office:value-type="float" office:value="25.171049794857" calcext:value-type="float">
            <text:p>25.171049794857</text:p>
          </table:table-cell>
          <table:table-cell table:style-name="Default" table:formula="of:=[.F10]/[.F$25]" office:value-type="float" office:value="23.2985562856167" calcext:value-type="float">
            <text:p>23.2985562856167</text:p>
          </table:table-cell>
          <table:table-cell/>
          <table:table-cell table:formula="of:=[.F33]/[.F$48]" office:value-type="float" office:value="20.6012806310678" calcext:value-type="float">
            <text:p>20.6012806310678</text:p>
          </table:table-cell>
          <table:table-cell/>
          <table:table-cell table:formula="of:=SUM([.J10:.O10])" office:value-type="float" office:value="64.989783" calcext:value-type="float">
            <text:p>64.989783</text:p>
          </table:table-cell>
          <table:table-cell/>
          <table:table-cell table:formula="of:=[.J10] / [.$K56]" office:value-type="float" office:value="0.0949545561646205" calcext:value-type="float">
            <text:p>0.0949545561646205</text:p>
          </table:table-cell>
          <table:table-cell table:formula="of:=[.K10] / [.$K56]" office:value-type="float" office:value="0.331398059907355" calcext:value-type="float">
            <text:p>0.331398059907355</text:p>
          </table:table-cell>
          <table:table-cell table:formula="of:=[.L10] / [.$K56]" office:value-type="float" office:value="0.174565854451307" calcext:value-type="float">
            <text:p>0.174565854451307</text:p>
          </table:table-cell>
          <table:table-cell table:formula="of:=[.M10] / [.$K56]" office:value-type="float" office:value="0.137185194171213" calcext:value-type="float">
            <text:p>0.137185194171213</text:p>
          </table:table-cell>
          <table:table-cell table:formula="of:=[.N10] / [.$K56]" office:value-type="float" office:value="0.128412907610416" calcext:value-type="float">
            <text:p>0.128412907610416</text:p>
          </table:table-cell>
          <table:table-cell table:formula="of:=[.O10] / [.$K56]" office:value-type="float" office:value="0.133483427695089" calcext:value-type="float">
            <text:p>0.133483427695089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1044" calcext:value-type="float">
            <text:p>104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7]/[.A$71]" office:value-type="float" office:value="29" calcext:value-type="float">
            <text:p>29</text:p>
          </table:table-cell>
          <table:table-cell table:formula="of:=[.E11]/[.E$25]" office:value-type="float" office:value="23.5810178905021" calcext:value-type="float">
            <text:p>23.5810178905021</text:p>
          </table:table-cell>
          <table:table-cell table:style-name="Default" table:formula="of:=[.F11]/[.F$25]" office:value-type="float" office:value="20.5271417632917" calcext:value-type="float">
            <text:p>20.5271417632917</text:p>
          </table:table-cell>
          <table:table-cell/>
          <table:table-cell table:formula="of:=[.F34]/[.F$48]" office:value-type="float" office:value="17.9780611555206" calcext:value-type="float">
            <text:p>17.9780611555206</text:p>
          </table:table-cell>
          <table:table-cell/>
          <table:table-cell table:formula="of:=SUM([.J11:.O11])" office:value-type="float" office:value="62.996959" calcext:value-type="float">
            <text:p>62.996959</text:p>
          </table:table-cell>
          <table:table-cell/>
          <table:table-cell table:formula="of:=[.J11] / [.$K57]" office:value-type="float" office:value="0.0984038769236464" calcext:value-type="float">
            <text:p>0.0984038769236464</text:p>
          </table:table-cell>
          <table:table-cell table:formula="of:=[.K11] / [.$K57]" office:value-type="float" office:value="0.328841825523673" calcext:value-type="float">
            <text:p>0.328841825523673</text:p>
          </table:table-cell>
          <table:table-cell table:formula="of:=[.L11] / [.$K57]" office:value-type="float" office:value="0.170196802674237" calcext:value-type="float">
            <text:p>0.170196802674237</text:p>
          </table:table-cell>
          <table:table-cell table:formula="of:=[.M11] / [.$K57]" office:value-type="float" office:value="0.139633692477124" calcext:value-type="float">
            <text:p>0.139633692477124</text:p>
          </table:table-cell>
          <table:table-cell table:formula="of:=[.N11] / [.$K57]" office:value-type="float" office:value="0.136919720204272" calcext:value-type="float">
            <text:p>0.136919720204272</text:p>
          </table:table-cell>
          <table:table-cell table:formula="of:=[.O11] / [.$K57]" office:value-type="float" office:value="0.126004082197047" calcext:value-type="float">
            <text:p>0.126004082197047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936" calcext:value-type="float">
            <text:p>9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8]/[.A$71]" office:value-type="float" office:value="26" calcext:value-type="float">
            <text:p>26</text:p>
          </table:table-cell>
          <table:table-cell table:formula="of:=[.E12]/[.E$25]" office:value-type="float" office:value="21.5544771961794" calcext:value-type="float">
            <text:p>21.5544771961794</text:p>
          </table:table-cell>
          <table:table-cell table:style-name="Default" table:formula="of:=[.F12]/[.F$25]" office:value-type="float" office:value="18.0780179473244" calcext:value-type="float">
            <text:p>18.0780179473244</text:p>
          </table:table-cell>
          <table:table-cell/>
          <table:table-cell table:formula="of:=[.F35]/[.F$48]" office:value-type="float" office:value="16.5296227322992" calcext:value-type="float">
            <text:p>16.5296227322992</text:p>
          </table:table-cell>
          <table:table-cell/>
          <table:table-cell table:formula="of:=SUM([.J12:.O12])" office:value-type="float" office:value="73.687373" calcext:value-type="float">
            <text:p>73.687373</text:p>
          </table:table-cell>
          <table:table-cell/>
          <table:table-cell table:formula="of:=[.J12] / [.$K58]" office:value-type="float" office:value="0.107934041833735" calcext:value-type="float">
            <text:p>0.107934041833735</text:p>
          </table:table-cell>
          <table:table-cell table:formula="of:=[.K12] / [.$K58]" office:value-type="float" office:value="0.319506314874327" calcext:value-type="float">
            <text:p>0.319506314874327</text:p>
          </table:table-cell>
          <table:table-cell table:formula="of:=[.L12] / [.$K58]" office:value-type="float" office:value="0.155991393532241" calcext:value-type="float">
            <text:p>0.155991393532241</text:p>
          </table:table-cell>
          <table:table-cell table:formula="of:=[.M12] / [.$K58]" office:value-type="float" office:value="0.129344535053516" calcext:value-type="float">
            <text:p>0.129344535053516</text:p>
          </table:table-cell>
          <table:table-cell table:formula="of:=[.N12] / [.$K58]" office:value-type="float" office:value="0.151467334844465" calcext:value-type="float">
            <text:p>0.151467334844465</text:p>
          </table:table-cell>
          <table:table-cell table:formula="of:=[.O12] / [.$K58]" office:value-type="float" office:value="0.135756379861717" calcext:value-type="float">
            <text:p>0.135756379861717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828" calcext:value-type="float">
            <text:p>82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9]/[.A$71]" office:value-type="float" office:value="23" calcext:value-type="float">
            <text:p>23</text:p>
          </table:table-cell>
          <table:table-cell table:formula="of:=[.E13]/[.E$25]" office:value-type="float" office:value="18.9958054886447" calcext:value-type="float">
            <text:p>18.9958054886447</text:p>
          </table:table-cell>
          <table:table-cell table:style-name="Default" table:formula="of:=[.F13]/[.F$25]" office:value-type="float" office:value="16.6419438568672" calcext:value-type="float">
            <text:p>16.6419438568672</text:p>
          </table:table-cell>
          <table:table-cell/>
          <table:table-cell table:formula="of:=[.F36]/[.F$48]" office:value-type="float" office:value="14.8432349714412" calcext:value-type="float">
            <text:p>14.8432349714412</text:p>
          </table:table-cell>
          <table:table-cell/>
          <table:table-cell table:formula="of:=SUM([.J13:.O13])" office:value-type="float" office:value="69.142932" calcext:value-type="float">
            <text:p>69.142932</text:p>
          </table:table-cell>
          <table:table-cell/>
          <table:table-cell table:formula="of:=[.J13] / [.$K59]" office:value-type="float" office:value="0.096900200876642" calcext:value-type="float">
            <text:p>0.096900200876642</text:p>
          </table:table-cell>
          <table:table-cell table:formula="of:=[.K13] / [.$K59]" office:value-type="float" office:value="0.309931360735469" calcext:value-type="float">
            <text:p>0.309931360735469</text:p>
          </table:table-cell>
          <table:table-cell table:formula="of:=[.L13] / [.$K59]" office:value-type="float" office:value="0.180952190456719" calcext:value-type="float">
            <text:p>0.180952190456719</text:p>
          </table:table-cell>
          <table:table-cell table:formula="of:=[.M13] / [.$K59]" office:value-type="float" office:value="0.17039890642763" calcext:value-type="float">
            <text:p>0.17039890642763</text:p>
          </table:table-cell>
          <table:table-cell table:formula="of:=[.N13] / [.$K59]" office:value-type="float" office:value="0.128889168310074" calcext:value-type="float">
            <text:p>0.128889168310074</text:p>
          </table:table-cell>
          <table:table-cell table:formula="of:=[.O13] / [.$K59]" office:value-type="float" office:value="0.112928173193465" calcext:value-type="float">
            <text:p>0.112928173193465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720" calcext:value-type="float">
            <text:p>72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0]/[.A$71]" office:value-type="float" office:value="20" calcext:value-type="float">
            <text:p>20</text:p>
          </table:table-cell>
          <table:table-cell table:formula="of:=[.E14]/[.E$25]" office:value-type="float" office:value="16.4136170098977" calcext:value-type="float">
            <text:p>16.4136170098977</text:p>
          </table:table-cell>
          <table:table-cell table:style-name="Default" table:formula="of:=[.F14]/[.F$25]" office:value-type="float" office:value="14.900763818136" calcext:value-type="float">
            <text:p>14.900763818136</text:p>
          </table:table-cell>
          <table:table-cell/>
          <table:table-cell table:formula="of:=[.F37]/[.F$48]" office:value-type="float" office:value="13.6654428381014" calcext:value-type="float">
            <text:p>13.6654428381014</text:p>
          </table:table-cell>
          <table:table-cell/>
          <table:table-cell table:formula="of:=SUM([.J14:.O14])" office:value-type="float" office:value="65.316123" calcext:value-type="float">
            <text:p>65.316123</text:p>
          </table:table-cell>
          <table:table-cell/>
          <table:table-cell table:formula="of:=[.J14] / [.$K60]" office:value-type="float" office:value="0.100405454255146" calcext:value-type="float">
            <text:p>0.100405454255146</text:p>
          </table:table-cell>
          <table:table-cell table:formula="of:=[.K14] / [.$K60]" office:value-type="float" office:value="0.335035623593274" calcext:value-type="float">
            <text:p>0.335035623593274</text:p>
          </table:table-cell>
          <table:table-cell table:formula="of:=[.L14] / [.$K60]" office:value-type="float" office:value="0.171421166562504" calcext:value-type="float">
            <text:p>0.171421166562504</text:p>
          </table:table-cell>
          <table:table-cell table:formula="of:=[.M14] / [.$K60]" office:value-type="float" office:value="0.15276701282469" calcext:value-type="float">
            <text:p>0.15276701282469</text:p>
          </table:table-cell>
          <table:table-cell table:formula="of:=[.N14] / [.$K60]" office:value-type="float" office:value="0.132185356439481" calcext:value-type="float">
            <text:p>0.132185356439481</text:p>
          </table:table-cell>
          <table:table-cell table:formula="of:=[.O14] / [.$K60]" office:value-type="float" office:value="0.108185386324905" calcext:value-type="float">
            <text:p>0.108185386324905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648" calcext:value-type="float">
            <text:p>64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1]/[.A$71]" office:value-type="float" office:value="18" calcext:value-type="float">
            <text:p>18</text:p>
          </table:table-cell>
          <table:table-cell table:formula="of:=[.E15]/[.E$25]" office:value-type="float" office:value="14.7080062172342" calcext:value-type="float">
            <text:p>14.7080062172342</text:p>
          </table:table-cell>
          <table:table-cell table:style-name="Default" table:formula="of:=[.F15]/[.F$25]" office:value-type="float" office:value="13.6842920605399" calcext:value-type="float">
            <text:p>13.6842920605399</text:p>
          </table:table-cell>
          <table:table-cell/>
          <table:table-cell table:formula="of:=[.F38]/[.F$48]" office:value-type="float" office:value="12.471205736125" calcext:value-type="float">
            <text:p>12.471205736125</text:p>
          </table:table-cell>
          <table:table-cell/>
          <table:table-cell table:formula="of:=SUM([.J15:.O15])" office:value-type="float" office:value="71.926977" calcext:value-type="float">
            <text:p>71.926977</text:p>
          </table:table-cell>
          <table:table-cell/>
          <table:table-cell table:formula="of:=[.J15] / [.$K61]" office:value-type="float" office:value="0.129534972670963" calcext:value-type="float">
            <text:p>0.129534972670963</text:p>
          </table:table-cell>
          <table:table-cell table:formula="of:=[.K15] / [.$K61]" office:value-type="float" office:value="0.315688145770397" calcext:value-type="float">
            <text:p>0.315688145770397</text:p>
          </table:table-cell>
          <table:table-cell table:formula="of:=[.L15] / [.$K61]" office:value-type="float" office:value="0.154035001359782" calcext:value-type="float">
            <text:p>0.154035001359782</text:p>
          </table:table-cell>
          <table:table-cell table:formula="of:=[.M15] / [.$K61]" office:value-type="float" office:value="0.142705038194501" calcext:value-type="float">
            <text:p>0.142705038194501</text:p>
          </table:table-cell>
          <table:table-cell table:formula="of:=[.N15] / [.$K61]" office:value-type="float" office:value="0.116701887804905" calcext:value-type="float">
            <text:p>0.116701887804905</text:p>
          </table:table-cell>
          <table:table-cell table:formula="of:=[.O15] / [.$K61]" office:value-type="float" office:value="0.141334954199451" calcext:value-type="float">
            <text:p>0.141334954199451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76" calcext:value-type="float">
            <text:p>57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2]/[.A$71]" office:value-type="float" office:value="16" calcext:value-type="float">
            <text:p>16</text:p>
          </table:table-cell>
          <table:table-cell table:formula="of:=[.E16]/[.E$25]" office:value-type="float" office:value="13.0339628085456" calcext:value-type="float">
            <text:p>13.0339628085456</text:p>
          </table:table-cell>
          <table:table-cell table:style-name="Default" table:formula="of:=[.F16]/[.F$25]" office:value-type="float" office:value="12.4760996056071" calcext:value-type="float">
            <text:p>12.4760996056071</text:p>
          </table:table-cell>
          <table:table-cell/>
          <table:table-cell table:formula="of:=[.F39]/[.F$48]" office:value-type="float" office:value="11.2569720724222" calcext:value-type="float">
            <text:p>11.2569720724222</text:p>
          </table:table-cell>
          <table:table-cell/>
          <table:table-cell table:formula="of:=SUM([.J16:.O16])" office:value-type="float" office:value="66.758923" calcext:value-type="float">
            <text:p>66.758923</text:p>
          </table:table-cell>
          <table:table-cell/>
          <table:table-cell table:formula="of:=[.J16] / [.$K62]" office:value-type="float" office:value="0.0967817141088391" calcext:value-type="float">
            <text:p>0.0967817141088391</text:p>
          </table:table-cell>
          <table:table-cell table:formula="of:=[.K16] / [.$K62]" office:value-type="float" office:value="0.380205354720896" calcext:value-type="float">
            <text:p>0.380205354720896</text:p>
          </table:table-cell>
          <table:table-cell table:formula="of:=[.L16] / [.$K62]" office:value-type="float" office:value="0.143211672243424" calcext:value-type="float">
            <text:p>0.143211672243424</text:p>
          </table:table-cell>
          <table:table-cell table:formula="of:=[.M16] / [.$K62]" office:value-type="float" office:value="0.131890114524466" calcext:value-type="float">
            <text:p>0.131890114524466</text:p>
          </table:table-cell>
          <table:table-cell table:formula="of:=[.N16] / [.$K62]" office:value-type="float" office:value="0.120655032137052" calcext:value-type="float">
            <text:p>0.120655032137052</text:p>
          </table:table-cell>
          <table:table-cell table:formula="of:=[.O16] / [.$K62]" office:value-type="float" office:value="0.127256112265322" calcext:value-type="float">
            <text:p>0.127256112265322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504" calcext:value-type="float">
            <text:p>50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3]/[.A$71]" office:value-type="float" office:value="14" calcext:value-type="float">
            <text:p>14</text:p>
          </table:table-cell>
          <table:table-cell table:formula="of:=[.E17]/[.E$25]" office:value-type="float" office:value="11.3379940719869" calcext:value-type="float">
            <text:p>11.3379940719869</text:p>
          </table:table-cell>
          <table:table-cell table:style-name="Default" table:formula="of:=[.F17]/[.F$25]" office:value-type="float" office:value="11.2442830145611" calcext:value-type="float">
            <text:p>11.2442830145611</text:p>
          </table:table-cell>
          <table:table-cell/>
          <table:table-cell table:formula="of:=[.F40]/[.F$48]" office:value-type="float" office:value="10.0028161240681" calcext:value-type="float">
            <text:p>10.0028161240681</text:p>
          </table:table-cell>
          <table:table-cell/>
          <table:table-cell table:formula="of:=SUM([.J17:.O17])" office:value-type="float" office:value="60.659498" calcext:value-type="float">
            <text:p>60.659498</text:p>
          </table:table-cell>
          <table:table-cell/>
          <table:table-cell table:formula="of:=[.J17] / [.$K63]" office:value-type="float" office:value="0.0930308885840104" calcext:value-type="float">
            <text:p>0.0930308885840104</text:p>
          </table:table-cell>
          <table:table-cell table:formula="of:=[.K17] / [.$K63]" office:value-type="float" office:value="0.366793111278303" calcext:value-type="float">
            <text:p>0.366793111278303</text:p>
          </table:table-cell>
          <table:table-cell table:formula="of:=[.L17] / [.$K63]" office:value-type="float" office:value="0.156730410132969" calcext:value-type="float">
            <text:p>0.156730410132969</text:p>
          </table:table-cell>
          <table:table-cell table:formula="of:=[.M17] / [.$K63]" office:value-type="float" office:value="0.146195736733594" calcext:value-type="float">
            <text:p>0.146195736733594</text:p>
          </table:table-cell>
          <table:table-cell table:formula="of:=[.N17] / [.$K63]" office:value-type="float" office:value="0.121279292486067" calcext:value-type="float">
            <text:p>0.121279292486067</text:p>
          </table:table-cell>
          <table:table-cell table:formula="of:=[.O17] / [.$K63]" office:value-type="float" office:value="0.115970560785056" calcext:value-type="float">
            <text:p>0.115970560785056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432" calcext:value-type="float">
            <text:p>43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4]/[.A$71]" office:value-type="float" office:value="12" calcext:value-type="float">
            <text:p>12</text:p>
          </table:table-cell>
          <table:table-cell table:formula="of:=[.E18]/[.E$25]" office:value-type="float" office:value="9.66253624700299" calcext:value-type="float">
            <text:p>9.66253624700299</text:p>
          </table:table-cell>
          <table:table-cell table:style-name="Default" table:formula="of:=[.F18]/[.F$25]" office:value-type="float" office:value="9.98122280729841" calcext:value-type="float">
            <text:p>9.98122280729841</text:p>
          </table:table-cell>
          <table:table-cell/>
          <table:table-cell table:formula="of:=[.F41]/[.F$48]" office:value-type="float" office:value="8.73447682784297" calcext:value-type="float">
            <text:p>8.73447682784297</text:p>
          </table:table-cell>
          <table:table-cell/>
          <table:table-cell table:formula="of:=SUM([.J18:.O18])" office:value-type="float" office:value="59.047776" calcext:value-type="float">
            <text:p>59.047776</text:p>
          </table:table-cell>
          <table:table-cell/>
          <table:table-cell table:formula="of:=[.J18] / [.$K64]" office:value-type="float" office:value="0.0854586123616239" calcext:value-type="float">
            <text:p>0.0854586123616239</text:p>
          </table:table-cell>
          <table:table-cell table:formula="of:=[.K18] / [.$K64]" office:value-type="float" office:value="0.389496617112218" calcext:value-type="float">
            <text:p>0.389496617112218</text:p>
          </table:table-cell>
          <table:table-cell table:formula="of:=[.L18] / [.$K64]" office:value-type="float" office:value="0.14959225559994" calcext:value-type="float">
            <text:p>0.14959225559994</text:p>
          </table:table-cell>
          <table:table-cell table:formula="of:=[.M18] / [.$K64]" office:value-type="float" office:value="0.152332070897979" calcext:value-type="float">
            <text:p>0.152332070897979</text:p>
          </table:table-cell>
          <table:table-cell table:formula="of:=[.N18] / [.$K64]" office:value-type="float" office:value="0.106509295117228" calcext:value-type="float">
            <text:p>0.106509295117228</text:p>
          </table:table-cell>
          <table:table-cell table:formula="of:=[.O18] / [.$K64]" office:value-type="float" office:value="0.116611148911011" calcext:value-type="float">
            <text:p>0.116611148911011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360" calcext:value-type="float">
            <text:p>36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5]/[.A$71]" office:value-type="float" office:value="10" calcext:value-type="float">
            <text:p>10</text:p>
          </table:table-cell>
          <table:table-cell table:formula="of:=[.E19]/[.E$25]" office:value-type="float" office:value="7.99939862550085" calcext:value-type="float">
            <text:p>7.99939862550085</text:p>
          </table:table-cell>
          <table:table-cell table:style-name="Default" table:formula="of:=[.F19]/[.F$25]" office:value-type="float" office:value="8.74124801930694" calcext:value-type="float">
            <text:p>8.74124801930694</text:p>
          </table:table-cell>
          <table:table-cell/>
          <table:table-cell table:formula="of:=[.F42]/[.F$48]" office:value-type="float" office:value="7.48610708745967" calcext:value-type="float">
            <text:p>7.48610708745967</text:p>
          </table:table-cell>
          <table:table-cell/>
          <table:table-cell table:formula="of:=SUM([.J19:.O19])" office:value-type="float" office:value="69.362631" calcext:value-type="float">
            <text:p>69.362631</text:p>
          </table:table-cell>
          <table:table-cell/>
          <table:table-cell table:formula="of:=[.J19] / [.$K65]" office:value-type="float" office:value="0.0964353846381635" calcext:value-type="float">
            <text:p>0.0964353846381635</text:p>
          </table:table-cell>
          <table:table-cell table:formula="of:=[.K19] / [.$K65]" office:value-type="float" office:value="0.343714499526409" calcext:value-type="float">
            <text:p>0.343714499526409</text:p>
          </table:table-cell>
          <table:table-cell table:formula="of:=[.L19] / [.$K65]" office:value-type="float" office:value="0.178425498306141" calcext:value-type="float">
            <text:p>0.178425498306141</text:p>
          </table:table-cell>
          <table:table-cell table:formula="of:=[.M19] / [.$K65]" office:value-type="float" office:value="0.154733721101208" calcext:value-type="float">
            <text:p>0.154733721101208</text:p>
          </table:table-cell>
          <table:table-cell table:formula="of:=[.N19] / [.$K65]" office:value-type="float" office:value="0.123351780009614" calcext:value-type="float">
            <text:p>0.123351780009614</text:p>
          </table:table-cell>
          <table:table-cell table:formula="of:=[.O19] / [.$K65]" office:value-type="float" office:value="0.103339116418465" calcext:value-type="float">
            <text:p>0.103339116418465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88" calcext:value-type="float">
            <text:p>28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6]/[.A$71]" office:value-type="float" office:value="8" calcext:value-type="float">
            <text:p>8</text:p>
          </table:table-cell>
          <table:table-cell table:formula="of:=[.E20]/[.E$25]" office:value-type="float" office:value="6.28694726716743" calcext:value-type="float">
            <text:p>6.28694726716743</text:p>
          </table:table-cell>
          <table:table-cell table:style-name="Default" table:formula="of:=[.F20]/[.F$25]" office:value-type="float" office:value="7.46105331358742" calcext:value-type="float">
            <text:p>7.46105331358742</text:p>
          </table:table-cell>
          <table:table-cell/>
          <table:table-cell table:formula="of:=[.F43]/[.F$48]" office:value-type="float" office:value="6.21153303768087" calcext:value-type="float">
            <text:p>6.21153303768087</text:p>
          </table:table-cell>
          <table:table-cell/>
          <table:table-cell table:formula="of:=SUM([.J20:.O20])" office:value-type="float" office:value="63.180442" calcext:value-type="float">
            <text:p>63.180442</text:p>
          </table:table-cell>
          <table:table-cell/>
          <table:table-cell table:formula="of:=[.J20] / [.$K66]" office:value-type="float" office:value="0.0815415156481495" calcext:value-type="float">
            <text:p>0.0815415156481495</text:p>
          </table:table-cell>
          <table:table-cell table:formula="of:=[.K20] / [.$K66]" office:value-type="float" office:value="0.400659289468092" calcext:value-type="float">
            <text:p>0.400659289468092</text:p>
          </table:table-cell>
          <table:table-cell table:formula="of:=[.L20] / [.$K66]" office:value-type="float" office:value="0.15329674331813" calcext:value-type="float">
            <text:p>0.15329674331813</text:p>
          </table:table-cell>
          <table:table-cell table:formula="of:=[.M20] / [.$K66]" office:value-type="float" office:value="0.151044464044743" calcext:value-type="float">
            <text:p>0.151044464044743</text:p>
          </table:table-cell>
          <table:table-cell table:formula="of:=[.N20] / [.$K66]" office:value-type="float" office:value="0.0959925541514888" calcext:value-type="float">
            <text:p>0.0959925541514888</text:p>
          </table:table-cell>
          <table:table-cell table:formula="of:=[.O20] / [.$K66]" office:value-type="float" office:value="0.117465433369396" calcext:value-type="float">
            <text:p>0.117465433369396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216" calcext:value-type="float">
            <text:p>21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7]/[.A$71]" office:value-type="float" office:value="6" calcext:value-type="float">
            <text:p>6</text:p>
          </table:table-cell>
          <table:table-cell table:formula="of:=[.E21]/[.E$25]" office:value-type="float" office:value="4.62225445211515" calcext:value-type="float">
            <text:p>4.62225445211515</text:p>
          </table:table-cell>
          <table:table-cell table:style-name="Default" table:formula="of:=[.F21]/[.F$25]" office:value-type="float" office:value="6.21014470021848" calcext:value-type="float">
            <text:p>6.21014470021848</text:p>
          </table:table-cell>
          <table:table-cell/>
          <table:table-cell table:formula="of:=[.F44]/[.F$48]" office:value-type="float" office:value="4.2581983424096" calcext:value-type="float">
            <text:p>4.2581983424096</text:p>
          </table:table-cell>
          <table:table-cell/>
          <table:table-cell table:formula="of:=SUM([.J21:.O21])" office:value-type="float" office:value="66.391472" calcext:value-type="float">
            <text:p>66.391472</text:p>
          </table:table-cell>
          <table:table-cell/>
          <table:table-cell table:formula="of:=[.J21] / [.$K67]" office:value-type="float" office:value="0.0768560757321362" calcext:value-type="float">
            <text:p>0.0768560757321362</text:p>
          </table:table-cell>
          <table:table-cell table:formula="of:=[.K21] / [.$K67]" office:value-type="float" office:value="0.404559007217071" calcext:value-type="float">
            <text:p>0.404559007217071</text:p>
          </table:table-cell>
          <table:table-cell table:formula="of:=[.L21] / [.$K67]" office:value-type="float" office:value="0.162931995241799" calcext:value-type="float">
            <text:p>0.162931995241799</text:p>
          </table:table-cell>
          <table:table-cell table:formula="of:=[.M21] / [.$K67]" office:value-type="float" office:value="0.156975236217085" calcext:value-type="float">
            <text:p>0.156975236217085</text:p>
          </table:table-cell>
          <table:table-cell table:formula="of:=[.N21] / [.$K67]" office:value-type="float" office:value="0.0904872993326613" calcext:value-type="float">
            <text:p>0.0904872993326613</text:p>
          </table:table-cell>
          <table:table-cell table:formula="of:=[.O21] / [.$K67]" office:value-type="float" office:value="0.108190386259247" calcext:value-type="float">
            <text:p>0.108190386259247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144" calcext:value-type="float">
            <text:p>14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8]/[.A$71]" office:value-type="float" office:value="4" calcext:value-type="float">
            <text:p>4</text:p>
          </table:table-cell>
          <table:table-cell table:formula="of:=[.E22]/[.E$25]" office:value-type="float" office:value="3.18250494477224" calcext:value-type="float">
            <text:p>3.18250494477224</text:p>
          </table:table-cell>
          <table:table-cell table:style-name="Default" table:formula="of:=[.F22]/[.F$25]" office:value-type="float" office:value="4.25077133257236" calcext:value-type="float">
            <text:p>4.25077133257236</text:p>
          </table:table-cell>
          <table:table-cell/>
          <table:table-cell table:formula="of:=[.F45]/[.F$48]" office:value-type="float" office:value="2.06572766567331" calcext:value-type="float">
            <text:p>2.06572766567331</text:p>
          </table:table-cell>
          <table:table-cell/>
          <table:table-cell table:formula="of:=SUM([.J22:.O22])" office:value-type="float" office:value="74.204067" calcext:value-type="float">
            <text:p>74.204067</text:p>
          </table:table-cell>
          <table:table-cell/>
          <table:table-cell table:formula="of:=[.J22] / [.$K68]" office:value-type="float" office:value="0.0819585131364835" calcext:value-type="float">
            <text:p>0.0819585131364835</text:p>
          </table:table-cell>
          <table:table-cell table:formula="of:=[.K22] / [.$K68]" office:value-type="float" office:value="0.395120216254454" calcext:value-type="float">
            <text:p>0.395120216254454</text:p>
          </table:table-cell>
          <table:table-cell table:formula="of:=[.L22] / [.$K68]" office:value-type="float" office:value="0.163146852853766" calcext:value-type="float">
            <text:p>0.163146852853766</text:p>
          </table:table-cell>
          <table:table-cell table:formula="of:=[.M22] / [.$K68]" office:value-type="float" office:value="0.14243230091418" calcext:value-type="float">
            <text:p>0.14243230091418</text:p>
          </table:table-cell>
          <table:table-cell table:formula="of:=[.N22] / [.$K68]" office:value-type="float" office:value="0.111183622859917" calcext:value-type="float">
            <text:p>0.111183622859917</text:p>
          </table:table-cell>
          <table:table-cell table:formula="of:=[.O22] / [.$K68]" office:value-type="float" office:value="0.106158493981199" calcext:value-type="float">
            <text:p>0.106158493981199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72" calcext:value-type="float">
            <text:p>7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9]/[.A$71]" office:value-type="float" office:value="2" calcext:value-type="float">
            <text:p>2</text:p>
          </table:table-cell>
          <table:table-cell table:formula="of:=[.E23]/[.E$25]" office:value-type="float" office:value="1.7033991642411" calcext:value-type="float">
            <text:p>1.7033991642411</text:p>
          </table:table-cell>
          <table:table-cell table:style-name="Default" table:formula="of:=[.F23]/[.F$25]" office:value-type="float" office:value="2.06092722338146" calcext:value-type="float">
            <text:p>2.06092722338146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64.897918" calcext:value-type="float">
            <text:p>64.897918</text:p>
          </table:table-cell>
          <table:table-cell/>
          <table:table-cell table:formula="of:=[.J23] / [.$K69]" office:value-type="float" office:value="0.0820275004816025" calcext:value-type="float">
            <text:p>0.0820275004816025</text:p>
          </table:table-cell>
          <table:table-cell table:formula="of:=[.K23] / [.$K69]" office:value-type="float" office:value="0.42909749431407" calcext:value-type="float">
            <text:p>0.42909749431407</text:p>
          </table:table-cell>
          <table:table-cell table:formula="of:=[.L23] / [.$K69]" office:value-type="float" office:value="0.159500062852556" calcext:value-type="float">
            <text:p>0.159500062852556</text:p>
          </table:table-cell>
          <table:table-cell table:formula="of:=[.M23] / [.$K69]" office:value-type="float" office:value="0.154969208719454" calcext:value-type="float">
            <text:p>0.154969208719454</text:p>
          </table:table-cell>
          <table:table-cell table:formula="of:=[.N23] / [.$K69]" office:value-type="float" office:value="0.105388234488509" calcext:value-type="float">
            <text:p>0.105388234488509</text:p>
          </table:table-cell>
          <table:table-cell table:formula="of:=[.O23] / [.$K69]" office:value-type="float" office:value="0.0690174991438092" calcext:value-type="float">
            <text:p>0.0690174991438092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0.999126031276062" calcext:value-type="float">
            <text:p>0.999126031276062</text:p>
          </table:table-cell>
          <table:table-cell table:style-name="Default" table:formula="of:=[.F24]/[.F$25]" office:value-type="float" office:value="0.998804929379757" calcext:value-type="float">
            <text:p>0.998804929379757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63.408395" calcext:value-type="float">
            <text:p>63.408395</text:p>
          </table:table-cell>
          <table:table-cell/>
          <table:table-cell table:formula="of:=[.J24] / [.$K70]" office:value-type="float" office:value="0.092422320419875" calcext:value-type="float">
            <text:p>0.092422320419875</text:p>
          </table:table-cell>
          <table:table-cell table:formula="of:=[.K24] / [.$K70]" office:value-type="float" office:value="0.425852617780343" calcext:value-type="float">
            <text:p>0.425852617780343</text:p>
          </table:table-cell>
          <table:table-cell table:formula="of:=[.L24] / [.$K70]" office:value-type="float" office:value="0.160614757714653" calcext:value-type="float">
            <text:p>0.160614757714653</text:p>
          </table:table-cell>
          <table:table-cell table:formula="of:=[.M24] / [.$K70]" office:value-type="float" office:value="0.153865982572181" calcext:value-type="float">
            <text:p>0.153865982572181</text:p>
          </table:table-cell>
          <table:table-cell table:formula="of:=[.N24] / [.$K70]" office:value-type="float" office:value="0.121084771188421" calcext:value-type="float">
            <text:p>0.121084771188421</text:p>
          </table:table-cell>
          <table:table-cell table:formula="of:=[.O24] / [.$K70]" office:value-type="float" office:value="0.0461595503245272" calcext:value-type="float">
            <text:p>0.0461595503245272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63.886874" calcext:value-type="float">
            <text:p>63.886874</text:p>
          </table:table-cell>
          <table:table-cell/>
          <table:table-cell table:formula="of:=[.J25] / [.$K71]" office:value-type="float" office:value="0.091661504677784" calcext:value-type="float">
            <text:p>0.091661504677784</text:p>
          </table:table-cell>
          <table:table-cell table:formula="of:=[.K25] / [.$K71]" office:value-type="float" office:value="0.430996999477545" calcext:value-type="float">
            <text:p>0.430996999477545</text:p>
          </table:table-cell>
          <table:table-cell table:formula="of:=[.L25] / [.$K71]" office:value-type="float" office:value="0.157268079824973" calcext:value-type="float">
            <text:p>0.157268079824973</text:p>
          </table:table-cell>
          <table:table-cell table:formula="of:=[.M25] / [.$K71]" office:value-type="float" office:value="0.155249089194754" calcext:value-type="float">
            <text:p>0.155249089194754</text:p>
          </table:table-cell>
          <table:table-cell table:formula="of:=[.N25] / [.$K71]" office:value-type="float" office:value="0.118642633853082" calcext:value-type="float">
            <text:p>0.118642633853082</text:p>
          </table:table-cell>
          <table:table-cell table:formula="of:=[.O25] / [.$K71]" office:value-type="float" office:value="0.0461816929718615" calcext:value-type="float">
            <text:p>0.04618169297186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8:.G25])" office:value-type="float" office:value="0.353395" calcext:value-type="float">
            <text:p>3.53E-01</text:p>
          </table:table-cell>
          <table:table-cell table:style-name="ce1" table:formula="of:=MIN([.G8:.G25])" office:value-type="float" office:value="0.228452" calcext:value-type="float">
            <text:p>2.28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C51:Sheet1.C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7:25:34.1011998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7:25:52.487561887</dc:date>
    <meta:editing-duration>PT12H35M40S</meta:editing-duration>
    <meta:editing-cycles>96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52:Sheet1.A71 Sheet1.E51:Sheet1.G71 Sheet1.C51:Sheet1.C71 Sheet1.I6:Sheet1.I25" chart:data-source-has-labels="row" svg:x="0.74cm" svg:y="1.337cm" svg:width="18.41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52:Sheet1.E71" chart:label-cell-address="Sheet1.E51:Sheet1.E51" chart:class="chart:scatter">
            <chart:domain table:cell-range-address="Sheet1.A52:Sheet1.A71"/>
            <chart:data-point chart:repeated="20"/>
          </chart:series>
          <chart:series chart:attached-axis="secondary-y" chart:style-name="ch11" chart:values-cell-range-address="Sheet1.F52:Sheet1.F71" chart:label-cell-address="Sheet1.F51:Sheet1.F51" chart:class="chart:scatter">
            <chart:data-point chart:repeated="20"/>
          </chart:series>
          <chart:series chart:attached-axis="secondary-y" chart:style-name="ch12" chart:values-cell-range-address="Sheet1.G52:Sheet1.G71" chart:label-cell-address="Sheet1.G51:Sheet1.G51" chart:class="chart:scatter">
            <chart:data-point chart:repeated="20"/>
          </chart:series>
          <chart:series chart:attached-axis="primary-y" chart:style-name="ch13" chart:values-cell-range-address="Sheet1.C52:Sheet1.C71" chart:label-cell-address="Sheet1.C51:Sheet1.C51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. runtime</text:p>
                <draw:g>
                  <svg:desc>Sheet1.C51:Sheet1.C51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1</svg:desc>
                </draw:g>
              </table:table-cell>
              <table:table-cell office:value-type="float" office:value="42">
                <text:p>42</text:p>
                <draw:g>
                  <svg:desc>Sheet1.E52:Sheet1.E71</svg:desc>
                </draw:g>
              </table:table-cell>
              <table:table-cell office:value-type="float" office:value="30.423999996811">
                <text:p>30.423999996811</text:p>
                <draw:g>
                  <svg:desc>Sheet1.F52:Sheet1.F71</svg:desc>
                </draw:g>
              </table:table-cell>
              <table:table-cell office:value-type="float" office:value="31.7029120646557">
                <text:p>31.7029120646557</text:p>
                <draw:g>
                  <svg:desc>Sheet1.G52:Sheet1.G71</svg:desc>
                </draw:g>
              </table:table-cell>
              <table:table-cell office:value-type="float" office:value="65.514963">
                <text:p>65.514963</text:p>
                <draw:g>
                  <svg:desc>Sheet1.C52:Sheet1.C71</svg:desc>
                </draw:g>
              </table:table-cell>
              <table:table-cell office:value-type="float" office:value="68.706098">
                <text:p>68.706098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29.889260437628">
                <text:p>29.889260437628</text:p>
              </table:table-cell>
              <table:table-cell office:value-type="float" office:value="30.8977735777035">
                <text:p>30.8977735777035</text:p>
              </table:table-cell>
              <table:table-cell office:value-type="float" office:value="65.514963">
                <text:p>65.514963</text:p>
              </table:table-cell>
              <table:table-cell office:value-type="float" office:value="68.620754">
                <text:p>68.620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8.3033367686691">
                <text:p>28.3033367686691</text:p>
              </table:table-cell>
              <table:table-cell office:value-type="float" office:value="28.4174638517153">
                <text:p>28.4174638517153</text:p>
              </table:table-cell>
              <table:table-cell office:value-type="float" office:value="65.514963">
                <text:p>65.514963</text:p>
              </table:table-cell>
              <table:table-cell office:value-type="float" office:value="68.360224">
                <text:p>68.360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6.7352276299541">
                <text:p>26.7352276299541</text:p>
              </table:table-cell>
              <table:table-cell office:value-type="float" office:value="25.9447218757421">
                <text:p>25.9447218757421</text:p>
              </table:table-cell>
              <table:table-cell office:value-type="float" office:value="65.514963">
                <text:p>65.514963</text:p>
              </table:table-cell>
              <table:table-cell office:value-type="float" office:value="68.16283">
                <text:p>68.16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5.171049794857">
                <text:p>25.171049794857</text:p>
              </table:table-cell>
              <table:table-cell office:value-type="float" office:value="23.2985562856167">
                <text:p>23.2985562856167</text:p>
              </table:table-cell>
              <table:table-cell office:value-type="float" office:value="65.514963">
                <text:p>65.514963</text:p>
              </table:table-cell>
              <table:table-cell office:value-type="float" office:value="66.622662">
                <text:p>66.622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3.5810178905021">
                <text:p>23.5810178905021</text:p>
              </table:table-cell>
              <table:table-cell office:value-type="float" office:value="20.5271417632917">
                <text:p>20.5271417632917</text:p>
              </table:table-cell>
              <table:table-cell office:value-type="float" office:value="65.514963">
                <text:p>65.514963</text:p>
              </table:table-cell>
              <table:table-cell office:value-type="float" office:value="64.683801">
                <text:p>64.683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1.5544771961794">
                <text:p>21.5544771961794</text:p>
              </table:table-cell>
              <table:table-cell office:value-type="float" office:value="18.0780179473244">
                <text:p>18.0780179473244</text:p>
              </table:table-cell>
              <table:table-cell office:value-type="float" office:value="65.514963">
                <text:p>65.514963</text:p>
              </table:table-cell>
              <table:table-cell office:value-type="float" office:value="77.834325">
                <text:p>77.834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8.9958054886447">
                <text:p>18.9958054886447</text:p>
              </table:table-cell>
              <table:table-cell office:value-type="float" office:value="16.6419438568672">
                <text:p>16.6419438568672</text:p>
              </table:table-cell>
              <table:table-cell office:value-type="float" office:value="65.514963">
                <text:p>65.514963</text:p>
              </table:table-cell>
              <table:table-cell office:value-type="float" office:value="71.31815">
                <text:p>71.31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6.4136170098977">
                <text:p>16.4136170098977</text:p>
              </table:table-cell>
              <table:table-cell office:value-type="float" office:value="14.900763818136">
                <text:p>14.900763818136</text:p>
              </table:table-cell>
              <table:table-cell office:value-type="float" office:value="65.514963">
                <text:p>65.514963</text:p>
              </table:table-cell>
              <table:table-cell office:value-type="float" office:value="66.957813">
                <text:p>66.957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7080062172342">
                <text:p>14.7080062172342</text:p>
              </table:table-cell>
              <table:table-cell office:value-type="float" office:value="13.6842920605399">
                <text:p>13.6842920605399</text:p>
              </table:table-cell>
              <table:table-cell office:value-type="float" office:value="65.514963">
                <text:p>65.514963</text:p>
              </table:table-cell>
              <table:table-cell office:value-type="float" office:value="74.472887">
                <text:p>74.472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0339628085456">
                <text:p>13.0339628085456</text:p>
              </table:table-cell>
              <table:table-cell office:value-type="float" office:value="12.4760996056071">
                <text:p>12.4760996056071</text:p>
              </table:table-cell>
              <table:table-cell office:value-type="float" office:value="65.514963">
                <text:p>65.514963</text:p>
              </table:table-cell>
              <table:table-cell office:value-type="float" office:value="70.020183">
                <text:p>70.020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3379940719869">
                <text:p>11.3379940719869</text:p>
              </table:table-cell>
              <table:table-cell office:value-type="float" office:value="11.2442830145611">
                <text:p>11.2442830145611</text:p>
              </table:table-cell>
              <table:table-cell office:value-type="float" office:value="65.514963">
                <text:p>65.514963</text:p>
              </table:table-cell>
              <table:table-cell office:value-type="float" office:value="62.309085">
                <text:p>62.309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66253624700299">
                <text:p>9.66253624700299</text:p>
              </table:table-cell>
              <table:table-cell office:value-type="float" office:value="9.98122280729841">
                <text:p>9.98122280729841</text:p>
              </table:table-cell>
              <table:table-cell office:value-type="float" office:value="65.514963">
                <text:p>65.514963</text:p>
              </table:table-cell>
              <table:table-cell office:value-type="float" office:value="60.707659">
                <text:p>60.70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7.99939862550085">
                <text:p>7.99939862550085</text:p>
              </table:table-cell>
              <table:table-cell office:value-type="float" office:value="8.74124801930694">
                <text:p>8.74124801930694</text:p>
              </table:table-cell>
              <table:table-cell office:value-type="float" office:value="65.514963">
                <text:p>65.514963</text:p>
              </table:table-cell>
              <table:table-cell office:value-type="float" office:value="70.917241">
                <text:p>70.91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28694726716743">
                <text:p>6.28694726716743</text:p>
              </table:table-cell>
              <table:table-cell office:value-type="float" office:value="7.46105331358742">
                <text:p>7.46105331358742</text:p>
              </table:table-cell>
              <table:table-cell office:value-type="float" office:value="65.514963">
                <text:p>65.514963</text:p>
              </table:table-cell>
              <table:table-cell office:value-type="float" office:value="64.858967">
                <text:p>64.858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4.62225445211515">
                <text:p>4.62225445211515</text:p>
              </table:table-cell>
              <table:table-cell office:value-type="float" office:value="6.21014470021848">
                <text:p>6.21014470021848</text:p>
              </table:table-cell>
              <table:table-cell office:value-type="float" office:value="65.514963">
                <text:p>65.514963</text:p>
              </table:table-cell>
              <table:table-cell office:value-type="float" office:value="67.846175">
                <text:p>67.84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18250494477224">
                <text:p>3.18250494477224</text:p>
              </table:table-cell>
              <table:table-cell office:value-type="float" office:value="4.25077133257236">
                <text:p>4.25077133257236</text:p>
              </table:table-cell>
              <table:table-cell office:value-type="float" office:value="65.514963">
                <text:p>65.514963</text:p>
              </table:table-cell>
              <table:table-cell office:value-type="float" office:value="76.061746">
                <text:p>76.061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033991642411">
                <text:p>1.7033991642411</text:p>
              </table:table-cell>
              <table:table-cell office:value-type="float" office:value="2.06092722338146">
                <text:p>2.06092722338146</text:p>
              </table:table-cell>
              <table:table-cell office:value-type="float" office:value="65.514963">
                <text:p>65.514963</text:p>
              </table:table-cell>
              <table:table-cell office:value-type="float" office:value="66.226065">
                <text:p>66.226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99126031276062">
                <text:p>0.999126031276062</text:p>
              </table:table-cell>
              <table:table-cell office:value-type="float" office:value="0.998804929379757">
                <text:p>0.998804929379757</text:p>
              </table:table-cell>
              <table:table-cell office:value-type="float" office:value="65.514963">
                <text:p>65.514963</text:p>
              </table:table-cell>
              <table:table-cell office:value-type="float" office:value="64.936794">
                <text:p>64.936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514963">
                <text:p>65.514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52:Sheet1.A71 Sheet1.M51:Sheet1.R71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39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1" chart:label-cell-address="Sheet1.M51:Sheet1.M51" chart:class="chart:scatter">
            <chart:domain table:cell-range-address="Sheet1.A52:Sheet1.A71"/>
            <chart:data-point chart:repeated="20"/>
          </chart:series>
          <chart:series chart:style-name="ch10" chart:values-cell-range-address="Sheet1.N52:Sheet1.N71" chart:label-cell-address="Sheet1.N51:Sheet1.N51" chart:class="chart:scatter">
            <chart:data-point chart:repeated="20"/>
          </chart:series>
          <chart:series chart:style-name="ch11" chart:values-cell-range-address="Sheet1.O52:Sheet1.O71" chart:label-cell-address="Sheet1.O51:Sheet1.O51" chart:class="chart:scatter">
            <chart:data-point chart:repeated="20"/>
          </chart:series>
          <chart:series chart:style-name="ch12" chart:values-cell-range-address="Sheet1.P52:Sheet1.P71" chart:label-cell-address="Sheet1.P51:Sheet1.P51" chart:class="chart:scatter">
            <chart:data-point chart:repeated="20"/>
          </chart:series>
          <chart:series chart:style-name="ch13" chart:values-cell-range-address="Sheet1.Q52:Sheet1.Q71" chart:label-cell-address="Sheet1.Q51:Sheet1.Q51" chart:class="chart:scatter">
            <chart:data-point chart:repeated="20"/>
          </chart:series>
          <chart:series chart:style-name="ch14" chart:values-cell-range-address="Sheet1.R52:Sheet1.R71" chart:label-cell-address="Sheet1.R51:Sheet1.R5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1</svg:desc>
                </draw:g>
              </table:table-cell>
              <table:table-cell office:value-type="float" office:value="0.0880244694033112">
                <text:p>0.0880244694033112</text:p>
                <draw:g>
                  <svg:desc>Sheet1.M52:Sheet1.M71</svg:desc>
                </draw:g>
              </table:table-cell>
              <table:table-cell office:value-type="float" office:value="0.331991778740085">
                <text:p>0.331991778740085</text:p>
                <draw:g>
                  <svg:desc>Sheet1.N52:Sheet1.N71</svg:desc>
                </draw:g>
              </table:table-cell>
              <table:table-cell office:value-type="float" office:value="0.178381842978817">
                <text:p>0.178381842978817</text:p>
                <draw:g>
                  <svg:desc>Sheet1.O52:Sheet1.O71</svg:desc>
                </draw:g>
              </table:table-cell>
              <table:table-cell office:value-type="float" office:value="0.138763431006003">
                <text:p>0.138763431006003</text:p>
                <draw:g>
                  <svg:desc>Sheet1.P52:Sheet1.P71</svg:desc>
                </draw:g>
              </table:table-cell>
              <table:table-cell office:value-type="float" office:value="0.118078221333588">
                <text:p>0.118078221333588</text:p>
                <draw:g>
                  <svg:desc>Sheet1.Q52:Sheet1.Q71</svg:desc>
                </draw:g>
              </table:table-cell>
              <table:table-cell office:value-type="float" office:value="0.144760256538196">
                <text:p>0.144760256538196</text:p>
                <draw:g>
                  <svg:desc>Sheet1.R52:Sheet1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0.0913059035077318">
                <text:p>0.0913059035077318</text:p>
              </table:table-cell>
              <table:table-cell office:value-type="float" office:value="0.329597063533646">
                <text:p>0.329597063533646</text:p>
              </table:table-cell>
              <table:table-cell office:value-type="float" office:value="0.177734039875256">
                <text:p>0.177734039875256</text:p>
              </table:table-cell>
              <table:table-cell office:value-type="float" office:value="0.136297608896053">
                <text:p>0.136297608896053</text:p>
              </table:table-cell>
              <table:table-cell office:value-type="float" office:value="0.118431181407261">
                <text:p>0.118431181407261</text:p>
              </table:table-cell>
              <table:table-cell office:value-type="float" office:value="0.146634202780052">
                <text:p>0.14663420278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0.0923580204642639">
                <text:p>0.0923580204642639</text:p>
              </table:table-cell>
              <table:table-cell office:value-type="float" office:value="0.326196397718784">
                <text:p>0.326196397718784</text:p>
              </table:table-cell>
              <table:table-cell office:value-type="float" office:value="0.175240718298635">
                <text:p>0.175240718298635</text:p>
              </table:table-cell>
              <table:table-cell office:value-type="float" office:value="0.14220748701218">
                <text:p>0.14220748701218</text:p>
              </table:table-cell>
              <table:table-cell office:value-type="float" office:value="0.123372519859659">
                <text:p>0.123372519859659</text:p>
              </table:table-cell>
              <table:table-cell office:value-type="float" office:value="0.140624856646478">
                <text:p>0.14062485664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0.0940828874563194">
                <text:p>0.0940828874563194</text:p>
              </table:table-cell>
              <table:table-cell office:value-type="float" office:value="0.326771787836164">
                <text:p>0.326771787836164</text:p>
              </table:table-cell>
              <table:table-cell office:value-type="float" office:value="0.176646032261456">
                <text:p>0.176646032261456</text:p>
              </table:table-cell>
              <table:table-cell office:value-type="float" office:value="0.138578015671642">
                <text:p>0.138578015671642</text:p>
              </table:table-cell>
              <table:table-cell office:value-type="float" office:value="0.124834444093761">
                <text:p>0.124834444093761</text:p>
              </table:table-cell>
              <table:table-cell office:value-type="float" office:value="0.139086832680657">
                <text:p>0.139086832680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0.0949545561646205">
                <text:p>0.0949545561646205</text:p>
              </table:table-cell>
              <table:table-cell office:value-type="float" office:value="0.331398059907355">
                <text:p>0.331398059907355</text:p>
              </table:table-cell>
              <table:table-cell office:value-type="float" office:value="0.174565854451307">
                <text:p>0.174565854451307</text:p>
              </table:table-cell>
              <table:table-cell office:value-type="float" office:value="0.137185194171213">
                <text:p>0.137185194171213</text:p>
              </table:table-cell>
              <table:table-cell office:value-type="float" office:value="0.128412907610416">
                <text:p>0.128412907610416</text:p>
              </table:table-cell>
              <table:table-cell office:value-type="float" office:value="0.133483427695089">
                <text:p>0.133483427695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0.0984038769236464">
                <text:p>0.0984038769236464</text:p>
              </table:table-cell>
              <table:table-cell office:value-type="float" office:value="0.328841825523673">
                <text:p>0.328841825523673</text:p>
              </table:table-cell>
              <table:table-cell office:value-type="float" office:value="0.170196802674237">
                <text:p>0.170196802674237</text:p>
              </table:table-cell>
              <table:table-cell office:value-type="float" office:value="0.139633692477124">
                <text:p>0.139633692477124</text:p>
              </table:table-cell>
              <table:table-cell office:value-type="float" office:value="0.136919720204272">
                <text:p>0.136919720204272</text:p>
              </table:table-cell>
              <table:table-cell office:value-type="float" office:value="0.126004082197047">
                <text:p>0.126004082197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0.107934041833735">
                <text:p>0.107934041833735</text:p>
              </table:table-cell>
              <table:table-cell office:value-type="float" office:value="0.319506314874327">
                <text:p>0.319506314874327</text:p>
              </table:table-cell>
              <table:table-cell office:value-type="float" office:value="0.155991393532241">
                <text:p>0.155991393532241</text:p>
              </table:table-cell>
              <table:table-cell office:value-type="float" office:value="0.129344535053516">
                <text:p>0.129344535053516</text:p>
              </table:table-cell>
              <table:table-cell office:value-type="float" office:value="0.151467334844465">
                <text:p>0.151467334844465</text:p>
              </table:table-cell>
              <table:table-cell office:value-type="float" office:value="0.135756379861717">
                <text:p>0.135756379861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0.096900200876642">
                <text:p>0.096900200876642</text:p>
              </table:table-cell>
              <table:table-cell office:value-type="float" office:value="0.309931360735469">
                <text:p>0.309931360735469</text:p>
              </table:table-cell>
              <table:table-cell office:value-type="float" office:value="0.180952190456719">
                <text:p>0.180952190456719</text:p>
              </table:table-cell>
              <table:table-cell office:value-type="float" office:value="0.17039890642763">
                <text:p>0.17039890642763</text:p>
              </table:table-cell>
              <table:table-cell office:value-type="float" office:value="0.128889168310074">
                <text:p>0.128889168310074</text:p>
              </table:table-cell>
              <table:table-cell office:value-type="float" office:value="0.112928173193465">
                <text:p>0.112928173193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100405454255146">
                <text:p>0.100405454255146</text:p>
              </table:table-cell>
              <table:table-cell office:value-type="float" office:value="0.335035623593274">
                <text:p>0.335035623593274</text:p>
              </table:table-cell>
              <table:table-cell office:value-type="float" office:value="0.171421166562504">
                <text:p>0.171421166562504</text:p>
              </table:table-cell>
              <table:table-cell office:value-type="float" office:value="0.15276701282469">
                <text:p>0.15276701282469</text:p>
              </table:table-cell>
              <table:table-cell office:value-type="float" office:value="0.132185356439481">
                <text:p>0.132185356439481</text:p>
              </table:table-cell>
              <table:table-cell office:value-type="float" office:value="0.108185386324905">
                <text:p>0.10818538632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0.129534972670963">
                <text:p>0.129534972670963</text:p>
              </table:table-cell>
              <table:table-cell office:value-type="float" office:value="0.315688145770397">
                <text:p>0.315688145770397</text:p>
              </table:table-cell>
              <table:table-cell office:value-type="float" office:value="0.154035001359782">
                <text:p>0.154035001359782</text:p>
              </table:table-cell>
              <table:table-cell office:value-type="float" office:value="0.142705038194501">
                <text:p>0.142705038194501</text:p>
              </table:table-cell>
              <table:table-cell office:value-type="float" office:value="0.116701887804905">
                <text:p>0.116701887804905</text:p>
              </table:table-cell>
              <table:table-cell office:value-type="float" office:value="0.141334954199451">
                <text:p>0.141334954199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0.0967817141088391">
                <text:p>0.0967817141088391</text:p>
              </table:table-cell>
              <table:table-cell office:value-type="float" office:value="0.380205354720896">
                <text:p>0.380205354720896</text:p>
              </table:table-cell>
              <table:table-cell office:value-type="float" office:value="0.143211672243424">
                <text:p>0.143211672243424</text:p>
              </table:table-cell>
              <table:table-cell office:value-type="float" office:value="0.131890114524466">
                <text:p>0.131890114524466</text:p>
              </table:table-cell>
              <table:table-cell office:value-type="float" office:value="0.120655032137052">
                <text:p>0.120655032137052</text:p>
              </table:table-cell>
              <table:table-cell office:value-type="float" office:value="0.127256112265322">
                <text:p>0.127256112265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0.0930308885840104">
                <text:p>0.0930308885840104</text:p>
              </table:table-cell>
              <table:table-cell office:value-type="float" office:value="0.366793111278303">
                <text:p>0.366793111278303</text:p>
              </table:table-cell>
              <table:table-cell office:value-type="float" office:value="0.156730410132969">
                <text:p>0.156730410132969</text:p>
              </table:table-cell>
              <table:table-cell office:value-type="float" office:value="0.146195736733594">
                <text:p>0.146195736733594</text:p>
              </table:table-cell>
              <table:table-cell office:value-type="float" office:value="0.121279292486067">
                <text:p>0.121279292486067</text:p>
              </table:table-cell>
              <table:table-cell office:value-type="float" office:value="0.115970560785056">
                <text:p>0.11597056078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0.0854586123616239">
                <text:p>0.0854586123616239</text:p>
              </table:table-cell>
              <table:table-cell office:value-type="float" office:value="0.389496617112218">
                <text:p>0.389496617112218</text:p>
              </table:table-cell>
              <table:table-cell office:value-type="float" office:value="0.14959225559994">
                <text:p>0.14959225559994</text:p>
              </table:table-cell>
              <table:table-cell office:value-type="float" office:value="0.152332070897979">
                <text:p>0.152332070897979</text:p>
              </table:table-cell>
              <table:table-cell office:value-type="float" office:value="0.106509295117228">
                <text:p>0.106509295117228</text:p>
              </table:table-cell>
              <table:table-cell office:value-type="float" office:value="0.116611148911011">
                <text:p>0.116611148911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964353846381635">
                <text:p>0.0964353846381635</text:p>
              </table:table-cell>
              <table:table-cell office:value-type="float" office:value="0.343714499526409">
                <text:p>0.343714499526409</text:p>
              </table:table-cell>
              <table:table-cell office:value-type="float" office:value="0.178425498306141">
                <text:p>0.178425498306141</text:p>
              </table:table-cell>
              <table:table-cell office:value-type="float" office:value="0.154733721101208">
                <text:p>0.154733721101208</text:p>
              </table:table-cell>
              <table:table-cell office:value-type="float" office:value="0.123351780009614">
                <text:p>0.123351780009614</text:p>
              </table:table-cell>
              <table:table-cell office:value-type="float" office:value="0.103339116418465">
                <text:p>0.103339116418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0.0815415156481495">
                <text:p>0.0815415156481495</text:p>
              </table:table-cell>
              <table:table-cell office:value-type="float" office:value="0.400659289468092">
                <text:p>0.400659289468092</text:p>
              </table:table-cell>
              <table:table-cell office:value-type="float" office:value="0.15329674331813">
                <text:p>0.15329674331813</text:p>
              </table:table-cell>
              <table:table-cell office:value-type="float" office:value="0.151044464044743">
                <text:p>0.151044464044743</text:p>
              </table:table-cell>
              <table:table-cell office:value-type="float" office:value="0.0959925541514888">
                <text:p>0.0959925541514888</text:p>
              </table:table-cell>
              <table:table-cell office:value-type="float" office:value="0.117465433369396">
                <text:p>0.117465433369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768560757321362">
                <text:p>0.0768560757321362</text:p>
              </table:table-cell>
              <table:table-cell office:value-type="float" office:value="0.404559007217071">
                <text:p>0.404559007217071</text:p>
              </table:table-cell>
              <table:table-cell office:value-type="float" office:value="0.162931995241799">
                <text:p>0.162931995241799</text:p>
              </table:table-cell>
              <table:table-cell office:value-type="float" office:value="0.156975236217085">
                <text:p>0.156975236217085</text:p>
              </table:table-cell>
              <table:table-cell office:value-type="float" office:value="0.0904872993326613">
                <text:p>0.0904872993326613</text:p>
              </table:table-cell>
              <table:table-cell office:value-type="float" office:value="0.108190386259247">
                <text:p>0.108190386259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0819585131364835">
                <text:p>0.0819585131364835</text:p>
              </table:table-cell>
              <table:table-cell office:value-type="float" office:value="0.395120216254454">
                <text:p>0.395120216254454</text:p>
              </table:table-cell>
              <table:table-cell office:value-type="float" office:value="0.163146852853766">
                <text:p>0.163146852853766</text:p>
              </table:table-cell>
              <table:table-cell office:value-type="float" office:value="0.14243230091418">
                <text:p>0.14243230091418</text:p>
              </table:table-cell>
              <table:table-cell office:value-type="float" office:value="0.111183622859917">
                <text:p>0.111183622859917</text:p>
              </table:table-cell>
              <table:table-cell office:value-type="float" office:value="0.106158493981199">
                <text:p>0.106158493981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0820275004816025">
                <text:p>0.0820275004816025</text:p>
              </table:table-cell>
              <table:table-cell office:value-type="float" office:value="0.42909749431407">
                <text:p>0.42909749431407</text:p>
              </table:table-cell>
              <table:table-cell office:value-type="float" office:value="0.159500062852556">
                <text:p>0.159500062852556</text:p>
              </table:table-cell>
              <table:table-cell office:value-type="float" office:value="0.154969208719454">
                <text:p>0.154969208719454</text:p>
              </table:table-cell>
              <table:table-cell office:value-type="float" office:value="0.105388234488509">
                <text:p>0.105388234488509</text:p>
              </table:table-cell>
              <table:table-cell office:value-type="float" office:value="0.0690174991438092">
                <text:p>0.0690174991438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2422320419875">
                <text:p>0.092422320419875</text:p>
              </table:table-cell>
              <table:table-cell office:value-type="float" office:value="0.425852617780343">
                <text:p>0.425852617780343</text:p>
              </table:table-cell>
              <table:table-cell office:value-type="float" office:value="0.160614757714653">
                <text:p>0.160614757714653</text:p>
              </table:table-cell>
              <table:table-cell office:value-type="float" office:value="0.153865982572181">
                <text:p>0.153865982572181</text:p>
              </table:table-cell>
              <table:table-cell office:value-type="float" office:value="0.121084771188421">
                <text:p>0.121084771188421</text:p>
              </table:table-cell>
              <table:table-cell office:value-type="float" office:value="0.0461595503245272">
                <text:p>0.0461595503245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1661504677784">
                <text:p>0.091661504677784</text:p>
              </table:table-cell>
              <table:table-cell office:value-type="float" office:value="0.430996999477545">
                <text:p>0.430996999477545</text:p>
              </table:table-cell>
              <table:table-cell office:value-type="float" office:value="0.157268079824973">
                <text:p>0.157268079824973</text:p>
              </table:table-cell>
              <table:table-cell office:value-type="float" office:value="0.155249089194754">
                <text:p>0.155249089194754</text:p>
              </table:table-cell>
              <table:table-cell office:value-type="float" office:value="0.118642633853082">
                <text:p>0.118642633853082</text:p>
              </table:table-cell>
              <table:table-cell office:value-type="float" office:value="0.0461816929718615">
                <text:p>0.0461816929718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33cm" svg:y="5.794cm" style:legend-expansion="custom" svg:width="6.835cm" svg:height="1.755cm" style:legend-expansion-aspect-ratio="3.89458689458689" chart:style-name="ch2"/>
        <chart:plot-area chart:style-name="ch3" table:cell-range-address="Sheet1.F52:Sheet1.G71 Sheet1.G6:Sheet1.G25 Sheet1.G29:Sheet1.G48 Sheet1.F51:Sheet1.F51" chart:data-source-has-labels="row" svg:x="0.673cm" svg:y="0.359cm" svg:width="18.474cm" svg:height="8.073cm">
          <chart:coordinate-region svg:x="1.585cm" svg:y="0.558cm" svg:width="16.94cm" svg:height="7.227cm"/>
          <chart:axis chart:dimension="x" chart:name="primary-x" chart:style-name="ch4">
            <chart:title svg:x="7.962cm" svg:y="8.24cm" chart:style-name="ch5">
              <text:p>Relative symbolic #objects </text:p>
            </chart:title>
          </chart:axis>
          <chart:axis chart:dimension="y" chart:name="primary-y" chart:style-name="ch6">
            <chart:title svg:x="0.199cm" svg:y="5.324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03cm" svg:y="5.93cm" chart:style-name="ch7">
              <text:p>Relative #objects </text:p>
            </chart:title>
          </chart:axis>
          <chart:series chart:attached-axis="primary-y" chart:style-name="ch10" chart:values-cell-range-address="Sheet1.G6:Sheet1.G25" loext:label-string="&quot;probabilistic ranking accuracy&quot;" chart:class="chart:scatter">
            <chart:domain table:cell-range-address="Sheet1.G52:Sheet1.G71"/>
            <chart:data-point chart:repeated="20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1" chart:label-cell-address="Sheet1.F51:Sheet1.F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7029120646557">
                <text:p>31.7029120646557</text:p>
                <draw:g>
                  <svg:desc>Sheet1.G52:Sheet1.G71</svg:desc>
                </draw:g>
              </table:table-cell>
              <table:table-cell office:value-type="float" office:value="0.359616">
                <text:p>0.359616</text:p>
                <draw:g>
                  <svg:desc>Sheet1.G6:Sheet1.G25</svg:desc>
                </draw:g>
              </table:table-cell>
              <table:table-cell office:value-type="float" office:value="30.9242207177804">
                <text:p>30.9242207177804</text:p>
                <draw:g>
                  <svg:desc>Sheet1.I52:Sheet1.I71</svg:desc>
                </draw:g>
              </table:table-cell>
              <table:table-cell office:value-type="float" office:value="0.391647">
                <text:p>0.391647</text:p>
                <draw:g>
                  <svg:desc>Sheet1.G29:Sheet1.G48</svg:desc>
                </draw:g>
              </table:table-cell>
              <table:table-cell office:value-type="float" office:value="30.423999996811">
                <text:p>30.423999996811</text:p>
                <draw:g>
                  <svg:desc>Sheet1.F5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8977735777035">
                <text:p>30.8977735777035</text:p>
              </table:table-cell>
              <table:table-cell office:value-type="float" office:value="0.358085">
                <text:p>0.358085</text:p>
              </table:table-cell>
              <table:table-cell office:value-type="float" office:value="28.4565842468853">
                <text:p>28.4565842468853</text:p>
              </table:table-cell>
              <table:table-cell office:value-type="float" office:value="0.386266">
                <text:p>0.386266</text:p>
              </table:table-cell>
              <table:table-cell office:value-type="float" office:value="29.889260437628">
                <text:p>29.889260437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174638517153">
                <text:p>28.4174638517153</text:p>
              </table:table-cell>
              <table:table-cell office:value-type="float" office:value="0.353395">
                <text:p>0.353395</text:p>
              </table:table-cell>
              <table:table-cell office:value-type="float" office:value="25.9727250143265">
                <text:p>25.9727250143265</text:p>
              </table:table-cell>
              <table:table-cell office:value-type="float" office:value="0.38141">
                <text:p>0.38141</text:p>
              </table:table-cell>
              <table:table-cell office:value-type="float" office:value="28.3033367686691">
                <text:p>28.3033367686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447218757421">
                <text:p>25.9447218757421</text:p>
              </table:table-cell>
              <table:table-cell office:value-type="float" office:value="0.349307">
                <text:p>0.349307</text:p>
              </table:table-cell>
              <table:table-cell office:value-type="float" office:value="23.3405212556407">
                <text:p>23.3405212556407</text:p>
              </table:table-cell>
              <table:table-cell office:value-type="float" office:value="0.375217">
                <text:p>0.375217</text:p>
              </table:table-cell>
              <table:table-cell office:value-type="float" office:value="26.7352276299541">
                <text:p>26.7352276299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985562856167">
                <text:p>23.2985562856167</text:p>
              </table:table-cell>
              <table:table-cell office:value-type="float" office:value="0.343615">
                <text:p>0.343615</text:p>
              </table:table-cell>
              <table:table-cell office:value-type="float" office:value="20.6012806310678">
                <text:p>20.6012806310678</text:p>
              </table:table-cell>
              <table:table-cell office:value-type="float" office:value="0.37082">
                <text:p>0.37082</text:p>
              </table:table-cell>
              <table:table-cell office:value-type="float" office:value="25.171049794857">
                <text:p>25.171049794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271417632917">
                <text:p>20.5271417632917</text:p>
              </table:table-cell>
              <table:table-cell office:value-type="float" office:value="0.340051">
                <text:p>0.340051</text:p>
              </table:table-cell>
              <table:table-cell office:value-type="float" office:value="17.9780611555206">
                <text:p>17.9780611555206</text:p>
              </table:table-cell>
              <table:table-cell office:value-type="float" office:value="0.368521">
                <text:p>0.368521</text:p>
              </table:table-cell>
              <table:table-cell office:value-type="float" office:value="23.5810178905021">
                <text:p>23.5810178905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0780179473244">
                <text:p>18.0780179473244</text:p>
              </table:table-cell>
              <table:table-cell office:value-type="float" office:value="0.336166">
                <text:p>0.336166</text:p>
              </table:table-cell>
              <table:table-cell office:value-type="float" office:value="16.5296227322992">
                <text:p>16.5296227322992</text:p>
              </table:table-cell>
              <table:table-cell office:value-type="float" office:value="0.368162">
                <text:p>0.368162</text:p>
              </table:table-cell>
              <table:table-cell office:value-type="float" office:value="21.5544771961794">
                <text:p>21.5544771961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6419438568672">
                <text:p>16.6419438568672</text:p>
              </table:table-cell>
              <table:table-cell office:value-type="float" office:value="0.337686">
                <text:p>0.337686</text:p>
              </table:table-cell>
              <table:table-cell office:value-type="float" office:value="14.8432349714412">
                <text:p>14.8432349714412</text:p>
              </table:table-cell>
              <table:table-cell office:value-type="float" office:value="0.359332">
                <text:p>0.359332</text:p>
              </table:table-cell>
              <table:table-cell office:value-type="float" office:value="18.9958054886447">
                <text:p>18.9958054886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00763818136">
                <text:p>14.900763818136</text:p>
              </table:table-cell>
              <table:table-cell office:value-type="float" office:value="0.328093">
                <text:p>0.328093</text:p>
              </table:table-cell>
              <table:table-cell office:value-type="float" office:value="13.6654428381014">
                <text:p>13.6654428381014</text:p>
              </table:table-cell>
              <table:table-cell office:value-type="float" office:value="0.352612">
                <text:p>0.352612</text:p>
              </table:table-cell>
              <table:table-cell office:value-type="float" office:value="16.4136170098977">
                <text:p>16.4136170098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842920605399">
                <text:p>13.6842920605399</text:p>
              </table:table-cell>
              <table:table-cell office:value-type="float" office:value="0.323166">
                <text:p>0.323166</text:p>
              </table:table-cell>
              <table:table-cell office:value-type="float" office:value="12.471205736125">
                <text:p>12.471205736125</text:p>
              </table:table-cell>
              <table:table-cell office:value-type="float" office:value="0.34849">
                <text:p>0.34849</text:p>
              </table:table-cell>
              <table:table-cell office:value-type="float" office:value="14.7080062172342">
                <text:p>14.7080062172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760996056071">
                <text:p>12.4760996056071</text:p>
              </table:table-cell>
              <table:table-cell office:value-type="float" office:value="0.316923">
                <text:p>0.316923</text:p>
              </table:table-cell>
              <table:table-cell office:value-type="float" office:value="11.2569720724222">
                <text:p>11.2569720724222</text:p>
              </table:table-cell>
              <table:table-cell office:value-type="float" office:value="0.345659">
                <text:p>0.345659</text:p>
              </table:table-cell>
              <table:table-cell office:value-type="float" office:value="13.0339628085456">
                <text:p>13.0339628085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442830145611">
                <text:p>11.2442830145611</text:p>
              </table:table-cell>
              <table:table-cell office:value-type="float" office:value="0.31474">
                <text:p>0.31474</text:p>
              </table:table-cell>
              <table:table-cell office:value-type="float" office:value="10.0028161240681">
                <text:p>10.0028161240681</text:p>
              </table:table-cell>
              <table:table-cell office:value-type="float" office:value="0.341169">
                <text:p>0.341169</text:p>
              </table:table-cell>
              <table:table-cell office:value-type="float" office:value="11.3379940719869">
                <text:p>11.337994071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8122280729841">
                <text:p>9.98122280729841</text:p>
              </table:table-cell>
              <table:table-cell office:value-type="float" office:value="0.311889">
                <text:p>0.311889</text:p>
              </table:table-cell>
              <table:table-cell office:value-type="float" office:value="8.73447682784297">
                <text:p>8.73447682784297</text:p>
              </table:table-cell>
              <table:table-cell office:value-type="float" office:value="0.335479">
                <text:p>0.335479</text:p>
              </table:table-cell>
              <table:table-cell office:value-type="float" office:value="9.66253624700299">
                <text:p>9.66253624700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4124801930694">
                <text:p>8.74124801930694</text:p>
              </table:table-cell>
              <table:table-cell office:value-type="float" office:value="0.303529">
                <text:p>0.303529</text:p>
              </table:table-cell>
              <table:table-cell office:value-type="float" office:value="7.48610708745967">
                <text:p>7.48610708745967</text:p>
              </table:table-cell>
              <table:table-cell office:value-type="float" office:value="0.322428">
                <text:p>0.322428</text:p>
              </table:table-cell>
              <table:table-cell office:value-type="float" office:value="7.99939862550085">
                <text:p>7.9993986255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05331358742">
                <text:p>7.46105331358742</text:p>
              </table:table-cell>
              <table:table-cell office:value-type="float" office:value="0.293222">
                <text:p>0.293222</text:p>
              </table:table-cell>
              <table:table-cell office:value-type="float" office:value="6.21153303768087">
                <text:p>6.21153303768087</text:p>
              </table:table-cell>
              <table:table-cell office:value-type="float" office:value="0.314805">
                <text:p>0.314805</text:p>
              </table:table-cell>
              <table:table-cell office:value-type="float" office:value="6.28694726716743">
                <text:p>6.28694726716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1014470021848">
                <text:p>6.21014470021848</text:p>
              </table:table-cell>
              <table:table-cell office:value-type="float" office:value="0.286297">
                <text:p>0.286297</text:p>
              </table:table-cell>
              <table:table-cell office:value-type="float" office:value="4.2581983424096">
                <text:p>4.2581983424096</text:p>
              </table:table-cell>
              <table:table-cell office:value-type="float" office:value="0.303788">
                <text:p>0.303788</text:p>
              </table:table-cell>
              <table:table-cell office:value-type="float" office:value="4.62225445211515">
                <text:p>4.6222544521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077133257236">
                <text:p>4.25077133257236</text:p>
              </table:table-cell>
              <table:table-cell office:value-type="float" office:value="0.275283">
                <text:p>0.275283</text:p>
              </table:table-cell>
              <table:table-cell office:value-type="float" office:value="2.06572766567331">
                <text:p>2.06572766567331</text:p>
              </table:table-cell>
              <table:table-cell office:value-type="float" office:value="0.281908">
                <text:p>0.281908</text:p>
              </table:table-cell>
              <table:table-cell office:value-type="float" office:value="3.18250494477224">
                <text:p>3.18250494477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6092722338146">
                <text:p>2.06092722338146</text:p>
              </table:table-cell>
              <table:table-cell office:value-type="float" office:value="0.2561">
                <text:p>0.2561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1.7033991642411">
                <text:p>1.7033991642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804929379757">
                <text:p>0.998804929379757</text:p>
              </table:table-cell>
              <table:table-cell office:value-type="float" office:value="0.228452">
                <text:p>0.228452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0.999126031276062">
                <text:p>0.999126031276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28646">
                <text:p>0.228646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